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ansliteration" svg:font-family="Transliteration" style:font-pitch="variable"/>
    <style:font-face style:name="Transliteration1" svg:font-family="Transliteration" style:font-family-generic="roman" style:font-pitch="variable"/>
  </office:font-face-decls>
  <office:automatic-styles>
    <style:style style:name="P1" style:family="paragraph" style:parent-style-name="Header">
      <style:text-properties officeooo:paragraph-rsid="00232ec2"/>
    </style:style>
    <style:style style:name="P2" style:family="paragraph" style:parent-style-name="Header">
      <style:paragraph-properties fo:text-align="center" style:justify-single-word="false"/>
      <style:text-properties style:font-name="Arial" fo:font-size="10pt" fo:font-style="normal" fo:font-weight="normal" officeooo:rsid="0023d576" officeooo:paragraph-rsid="0023d576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" style:family="paragraph" style:parent-style-name="Header">
      <style:paragraph-properties fo:text-align="end" style:justify-single-word="false"/>
      <style:text-properties officeooo:paragraph-rsid="00232ec2"/>
    </style:style>
    <style:style style:name="P4" style:family="paragraph" style:parent-style-name="Heading_20_2">
      <style:paragraph-properties fo:text-align="justify" style:justify-single-word="false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style:font-name-complex="Times New Roman2" style:font-size-complex="12pt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officeooo:paragraph-rsid="00277aa3" style:font-name-complex="Times New Roman2" style:font-size-complex="12pt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officeooo:paragraph-rsid="00533941" style:font-name-complex="Times New Roman2" style:font-size-complex="12pt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officeooo:paragraph-rsid="0063bb0f" style:font-name-complex="Times New Roman2" style:font-size-complex="12pt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officeooo:paragraph-rsid="006a04e1" style:font-name-complex="Times New Roman2" style:font-size-complex="12pt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officeooo:paragraph-rsid="01170453" style:font-name-complex="Times New Roman2" style:font-size-complex="12pt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officeooo:rsid="00155a14" officeooo:paragraph-rsid="00155a14" style:font-name-complex="Times New Roman2" style:font-size-complex="12pt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officeooo:rsid="003bf900" officeooo:paragraph-rsid="003bf900" style:font-name-complex="Times New Roman2" style:font-size-complex="12pt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officeooo:rsid="003cff22" officeooo:paragraph-rsid="003cff22" style:font-name-complex="Times New Roman2" style:font-size-complex="12pt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officeooo:rsid="003e6347" officeooo:paragraph-rsid="003e6347" style:font-name-complex="Times New Roman2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officeooo:rsid="0042cf0d" officeooo:paragraph-rsid="0042cf0d" style:font-name-complex="Times New Roman2" style:font-size-complex="12pt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officeooo:rsid="00487ed7" officeooo:paragraph-rsid="004a67f7" style:font-name-complex="Times New Roman2" style:font-size-complex="12pt"/>
    </style:style>
    <style:style style:name="P17" style:family="paragraph" style:parent-style-name="Standard">
      <style:paragraph-properties fo:margin-top="0in" fo:margin-bottom="0in" style:contextual-spacing="false" fo:line-height="100%"/>
      <style:text-properties officeooo:rsid="005bd30c" officeooo:paragraph-rsid="005bd30c" style:font-name-complex="Times New Roman2" style:font-size-complex="12pt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officeooo:rsid="00655fea" officeooo:paragraph-rsid="00655fea" style:font-name-complex="Times New Roman2" style:font-size-complex="12pt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officeooo:rsid="00657274" officeooo:paragraph-rsid="00657274" style:font-name-complex="Times New Roman2" style:font-size-complex="12pt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officeooo:rsid="00791ba0" officeooo:paragraph-rsid="00791ba0" style:font-name-complex="Times New Roman2" style:font-size-complex="12pt"/>
    </style:style>
    <style:style style:name="P21" style:family="paragraph" style:parent-style-name="Standard">
      <style:paragraph-properties fo:margin-top="0in" fo:margin-bottom="0in" style:contextual-spacing="false" fo:line-height="100%"/>
    </style:style>
    <style:style style:name="P22" style:family="paragraph" style:parent-style-name="Standard">
      <style:paragraph-properties fo:margin-top="0in" fo:margin-bottom="0in" style:contextual-spacing="false" fo:line-height="100%"/>
      <style:text-properties officeooo:paragraph-rsid="001f3805"/>
    </style:style>
    <style:style style:name="P23" style:family="paragraph" style:parent-style-name="Standard">
      <style:paragraph-properties fo:margin-top="0in" fo:margin-bottom="0in" style:contextual-spacing="false" fo:line-height="100%"/>
      <style:text-properties officeooo:paragraph-rsid="006a04e1"/>
    </style:style>
    <style:style style:name="P24" style:family="paragraph" style:parent-style-name="Standard">
      <style:paragraph-properties fo:margin-top="0in" fo:margin-bottom="0in" style:contextual-spacing="false" fo:line-height="100%"/>
      <style:text-properties fo:font-style="italic" style:font-style-asian="italic" style:font-name-complex="Times New Roman2" style:font-size-complex="12pt" style:font-style-complex="italic"/>
    </style:style>
    <style:style style:name="P25" style:family="paragraph" style:parent-style-name="Standard">
      <style:paragraph-properties fo:margin-top="0in" fo:margin-bottom="0in" style:contextual-spacing="false" fo:line-height="100%"/>
      <style:text-properties fo:font-weight="bold" style:font-weight-asian="bold" style:font-name-complex="Times New Roman2" style:font-size-complex="12pt" style:font-weight-complex="bold"/>
    </style:style>
    <style:style style:name="P26" style:family="paragraph" style:parent-style-name="Standard">
      <style:paragraph-properties fo:margin-top="0in" fo:margin-bottom="0in" style:contextual-spacing="false" fo:line-height="100%" fo:break-before="page"/>
      <style:text-properties fo:font-weight="bold" style:font-weight-asian="bold" style:font-name-complex="Times New Roman2" style:font-size-complex="12pt" style:font-weight-complex="bold"/>
    </style:style>
    <style:style style:name="P27" style:family="paragraph" style:parent-style-name="Standard">
      <style:paragraph-properties fo:margin-top="0in" fo:margin-bottom="0in" style:contextual-spacing="false" fo:line-height="100%"/>
      <style:text-properties fo:font-weight="bold" officeooo:paragraph-rsid="00277aa3" style:font-weight-asian="bold" style:font-name-complex="Times New Roman2" style:font-size-complex="12pt" style:font-weight-complex="bold"/>
    </style:style>
    <style:style style:name="P28" style:family="paragraph" style:parent-style-name="Standard">
      <style:paragraph-properties fo:margin-top="0in" fo:margin-bottom="0in" style:contextual-spacing="false" fo:line-height="100%"/>
      <style:text-properties fo:font-weight="bold" officeooo:rsid="00155a14" officeooo:paragraph-rsid="00155a14" style:font-weight-asian="bold" style:font-name-complex="Times New Roman2" style:font-size-complex="12pt" style:font-weight-complex="bold"/>
    </style:style>
    <style:style style:name="P29" style:family="paragraph" style:parent-style-name="Standard">
      <style:text-properties fo:font-weight="bold" officeooo:paragraph-rsid="00a49c18" style:font-weight-asian="bold" style:font-weight-complex="bold"/>
    </style:style>
    <style:style style:name="P30" style:family="paragraph" style:parent-style-name="Standard">
      <style:text-properties fo:font-weight="bold" officeooo:rsid="00dd3756" officeooo:paragraph-rsid="00dd3756" style:font-weight-asian="bold" style:font-weight-complex="bold"/>
    </style:style>
    <style:style style:name="P31" style:family="paragraph" style:parent-style-name="Standard">
      <style:paragraph-properties fo:margin-top="0in" fo:margin-bottom="0in" style:contextual-spacing="false" fo:line-height="100%"/>
      <style:text-properties fo:color="#ff0000" loext:opacity="100%" style:font-name="Transliteration1" style:font-name-complex="Times New Roman2" style:font-size-complex="12pt"/>
    </style:style>
    <style:style style:name="P32" style:family="paragraph" style:parent-style-name="Standard">
      <style:paragraph-properties fo:margin-top="0in" fo:margin-bottom="0in" style:contextual-spacing="false" fo:line-height="100%"/>
      <style:text-properties style:font-name="Transliteration1" style:font-name-complex="Times New Roman2" style:font-size-complex="12pt"/>
    </style:style>
    <style:style style:name="P33" style:family="paragraph" style:parent-style-name="Standard">
      <style:paragraph-properties fo:margin-top="0in" fo:margin-bottom="0in" style:contextual-spacing="false" fo:line-height="100%"/>
      <style:text-properties style:font-name="Transliteration1" officeooo:rsid="00104f29" officeooo:paragraph-rsid="00104f29" style:font-name-complex="Times New Roman2" style:font-size-complex="12pt"/>
    </style:style>
    <style:style style:name="P34" style:family="paragraph" style:parent-style-name="Standard">
      <style:paragraph-properties fo:margin-top="0in" fo:margin-bottom="0in" style:contextual-spacing="false" fo:line-height="100%"/>
      <style:text-properties style:font-name="Transliteration1" officeooo:rsid="002500c3" officeooo:paragraph-rsid="002500c3" style:font-name-complex="Times New Roman2" style:font-size-complex="12pt"/>
    </style:style>
    <style:style style:name="P35" style:family="paragraph" style:parent-style-name="Standard">
      <style:paragraph-properties fo:margin-top="0in" fo:margin-bottom="0in" style:contextual-spacing="false" fo:line-height="100%"/>
      <style:text-properties style:font-name="Transliteration1" officeooo:rsid="002675bb" officeooo:paragraph-rsid="002ccec6" style:font-name-complex="Times New Roman2" style:font-size-complex="12pt"/>
    </style:style>
    <style:style style:name="P36" style:family="paragraph" style:parent-style-name="Standard">
      <style:paragraph-properties fo:margin-top="0in" fo:margin-bottom="0in" style:contextual-spacing="false" fo:line-height="100%"/>
      <style:text-properties style:font-name="Transliteration1" officeooo:rsid="003004f3" officeooo:paragraph-rsid="003004f3" style:font-name-complex="Times New Roman2" style:font-size-complex="12pt"/>
    </style:style>
    <style:style style:name="P37" style:family="paragraph" style:parent-style-name="Standard">
      <style:paragraph-properties fo:margin-top="0in" fo:margin-bottom="0in" style:contextual-spacing="false" fo:line-height="100%"/>
      <style:text-properties style:font-name="Transliteration1" officeooo:rsid="0030dae9" officeooo:paragraph-rsid="004731a0" style:font-name-complex="Times New Roman2" style:font-size-complex="12pt"/>
    </style:style>
    <style:style style:name="P38" style:family="paragraph" style:parent-style-name="Standard">
      <style:paragraph-properties fo:margin-top="0in" fo:margin-bottom="0in" style:contextual-spacing="false" fo:line-height="100%"/>
      <style:text-properties style:font-name="Transliteration1" officeooo:rsid="0030dae9" officeooo:paragraph-rsid="004a67f7" style:font-name-complex="Times New Roman2" style:font-size-complex="12pt"/>
    </style:style>
    <style:style style:name="P39" style:family="paragraph" style:parent-style-name="Standard">
      <style:paragraph-properties fo:margin-top="0in" fo:margin-bottom="0in" style:contextual-spacing="false" fo:line-height="100%"/>
      <style:text-properties style:font-name="Transliteration1" officeooo:rsid="00563a5b" officeooo:paragraph-rsid="00563a5b" style:font-name-complex="Times New Roman2" style:font-size-complex="12pt"/>
    </style:style>
    <style:style style:name="P40" style:family="paragraph" style:parent-style-name="Standard">
      <style:paragraph-properties fo:margin-top="0in" fo:margin-bottom="0in" style:contextual-spacing="false" fo:line-height="100%"/>
      <style:text-properties style:font-name="Transliteration1" officeooo:rsid="0056446f" officeooo:paragraph-rsid="0056fe29" style:font-name-complex="Times New Roman2" style:font-size-complex="12pt"/>
    </style:style>
    <style:style style:name="P41" style:family="paragraph" style:parent-style-name="Standard">
      <style:paragraph-properties fo:margin-top="0in" fo:margin-bottom="0in" style:contextual-spacing="false" fo:line-height="100%"/>
      <style:text-properties style:font-name="Transliteration1" officeooo:rsid="0056446f" officeooo:paragraph-rsid="0068ef08" style:font-name-complex="Times New Roman2" style:font-size-complex="12pt"/>
    </style:style>
    <style:style style:name="P42" style:family="paragraph" style:parent-style-name="Standard">
      <style:paragraph-properties fo:margin-top="0in" fo:margin-bottom="0in" style:contextual-spacing="false" fo:line-height="100%"/>
      <style:text-properties style:font-name="Transliteration1" officeooo:rsid="0071f1a0" officeooo:paragraph-rsid="0071f1a0" style:font-name-complex="Times New Roman2" style:font-size-complex="12pt"/>
    </style:style>
    <style:style style:name="P43" style:family="paragraph" style:parent-style-name="Standard">
      <style:paragraph-properties fo:margin-top="0in" fo:margin-bottom="0in" style:contextual-spacing="false" fo:line-height="100%"/>
      <style:text-properties style:font-name="Transliteration1" officeooo:rsid="0072916d" officeooo:paragraph-rsid="0072916d" style:font-name-complex="Times New Roman2" style:font-size-complex="12pt"/>
    </style:style>
    <style:style style:name="P44" style:family="paragraph" style:parent-style-name="Standard">
      <style:paragraph-properties fo:margin-top="0in" fo:margin-bottom="0in" style:contextual-spacing="false" fo:line-height="100%"/>
      <style:text-properties style:font-name="Transliteration1" officeooo:rsid="00729bc9" officeooo:paragraph-rsid="00729bc9" style:font-name-complex="Times New Roman2" style:font-size-complex="12pt"/>
    </style:style>
    <style:style style:name="P45" style:family="paragraph" style:parent-style-name="Standard">
      <style:paragraph-properties fo:margin-top="0in" fo:margin-bottom="0in" style:contextual-spacing="false" fo:line-height="100%"/>
      <style:text-properties style:font-name="Transliteration1" officeooo:rsid="008d5573" officeooo:paragraph-rsid="008d5573" style:font-name-complex="Times New Roman2" style:font-size-complex="12pt"/>
    </style:style>
    <style:style style:name="P46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03017" officeooo:paragraph-rsid="00903017" style:font-name-complex="Times New Roman2" style:font-size-complex="12pt"/>
    </style:style>
    <style:style style:name="P47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31354" officeooo:paragraph-rsid="00931354" style:font-name-complex="Times New Roman2" style:font-size-complex="12pt"/>
    </style:style>
    <style:style style:name="P48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336ef" officeooo:paragraph-rsid="009336ef" style:font-name-complex="Times New Roman2" style:font-size-complex="12pt"/>
    </style:style>
    <style:style style:name="P49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3e8ba" officeooo:paragraph-rsid="0093e8ba" style:font-name-complex="Times New Roman2" style:font-size-complex="12pt"/>
    </style:style>
    <style:style style:name="P50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65a0f" officeooo:paragraph-rsid="0097c7a1" style:font-name-complex="Times New Roman2" style:font-size-complex="12pt"/>
    </style:style>
    <style:style style:name="P51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65a0f" officeooo:paragraph-rsid="00998259" style:font-name-complex="Times New Roman2" style:font-size-complex="12pt"/>
    </style:style>
    <style:style style:name="P52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65a0f" officeooo:paragraph-rsid="00ba5eeb" style:font-name-complex="Times New Roman2" style:font-size-complex="12pt"/>
    </style:style>
    <style:style style:name="P53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b5a7a" officeooo:paragraph-rsid="009b5a7a" style:font-name-complex="Times New Roman2" style:font-size-complex="12pt"/>
    </style:style>
    <style:style style:name="P54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ba5a8" officeooo:paragraph-rsid="009ba5a8" style:font-name-complex="Times New Roman2" style:font-size-complex="12pt"/>
    </style:style>
    <style:style style:name="P55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ba5a8" officeooo:paragraph-rsid="00ce429f" style:font-name-complex="Times New Roman2" style:font-size-complex="12pt"/>
    </style:style>
    <style:style style:name="P56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d6477" officeooo:paragraph-rsid="009d6477" style:font-name-complex="Times New Roman2" style:font-size-complex="12pt"/>
    </style:style>
    <style:style style:name="P57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da66b" officeooo:paragraph-rsid="009da66b" style:font-name-complex="Times New Roman2" style:font-size-complex="12pt"/>
    </style:style>
    <style:style style:name="P58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f0090" officeooo:paragraph-rsid="009f0090" style:font-name-complex="Times New Roman2" style:font-size-complex="12pt"/>
    </style:style>
    <style:style style:name="P59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f0090" officeooo:paragraph-rsid="00d86289" style:font-name-complex="Times New Roman2" style:font-size-complex="12pt"/>
    </style:style>
    <style:style style:name="P60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f0090" officeooo:paragraph-rsid="00dd3756" style:font-name-complex="Times New Roman2" style:font-size-complex="12pt"/>
    </style:style>
    <style:style style:name="P61" style:family="paragraph" style:parent-style-name="Standard">
      <style:paragraph-properties fo:margin-top="0in" fo:margin-bottom="0in" style:contextual-spacing="false" fo:line-height="100%"/>
      <style:text-properties style:font-name="Transliteration1" officeooo:rsid="00e2aabe" officeooo:paragraph-rsid="00e2aabe" style:font-name-complex="Times New Roman2" style:font-size-complex="12pt"/>
    </style:style>
    <style:style style:name="P62" style:family="paragraph" style:parent-style-name="Standard">
      <style:paragraph-properties fo:margin-top="0in" fo:margin-bottom="0in" style:contextual-spacing="false" fo:line-height="100%"/>
      <style:text-properties style:font-name="Transliteration1" officeooo:rsid="00e7bfea" officeooo:paragraph-rsid="00e7bfea" style:font-name-complex="Times New Roman2" style:font-size-complex="12pt"/>
    </style:style>
    <style:style style:name="P63" style:family="paragraph" style:parent-style-name="Standard">
      <style:paragraph-properties fo:margin-top="0in" fo:margin-bottom="0in" style:contextual-spacing="false" fo:line-height="100%"/>
      <style:text-properties style:font-name="Transliteration1" officeooo:rsid="00ea21a0" officeooo:paragraph-rsid="00ea21a0" style:font-name-complex="Times New Roman2" style:font-size-complex="12pt"/>
    </style:style>
    <style:style style:name="P64" style:family="paragraph" style:parent-style-name="Standard">
      <style:paragraph-properties fo:margin-top="0in" fo:margin-bottom="0in" style:contextual-spacing="false" fo:line-height="100%"/>
      <style:text-properties style:font-name="Transliteration1" officeooo:rsid="00eceaad" officeooo:paragraph-rsid="00eceaad" style:font-name-complex="Times New Roman2" style:font-size-complex="12pt"/>
    </style:style>
    <style:style style:name="P65" style:family="paragraph" style:parent-style-name="Standard">
      <style:paragraph-properties fo:margin-top="0in" fo:margin-bottom="0in" style:contextual-spacing="false" fo:line-height="100%"/>
      <style:text-properties style:font-name="Transliteration1" officeooo:rsid="00eec3b8" officeooo:paragraph-rsid="00eec3b8" style:font-name-complex="Times New Roman2" style:font-size-complex="12pt"/>
    </style:style>
    <style:style style:name="P66" style:family="paragraph" style:parent-style-name="Standard">
      <style:paragraph-properties fo:margin-top="0in" fo:margin-bottom="0in" style:contextual-spacing="false" fo:line-height="100%"/>
      <style:text-properties style:font-name="Transliteration1" officeooo:rsid="00eec3b8" officeooo:paragraph-rsid="01029ea0" style:font-name-complex="Times New Roman2" style:font-size-complex="12pt"/>
    </style:style>
    <style:style style:name="P67" style:family="paragraph" style:parent-style-name="Standard">
      <style:paragraph-properties fo:margin-top="0in" fo:margin-bottom="0in" style:contextual-spacing="false" fo:line-height="100%"/>
      <style:text-properties style:font-name="Transliteration1" officeooo:rsid="00f3c2d0" officeooo:paragraph-rsid="010ee409" style:font-name-complex="Times New Roman2" style:font-size-complex="12pt"/>
    </style:style>
    <style:style style:name="P68" style:family="paragraph" style:parent-style-name="Standard">
      <style:paragraph-properties fo:margin-top="0in" fo:margin-bottom="0in" style:contextual-spacing="false" fo:line-height="100%"/>
      <style:text-properties style:font-name="Transliteration1" officeooo:rsid="00277aa3" officeooo:paragraph-rsid="012852b1" style:font-name-complex="Times New Roman2" style:font-size-complex="12pt"/>
    </style:style>
    <style:style style:name="P69" style:family="paragraph" style:parent-style-name="Standard">
      <style:paragraph-properties fo:margin-top="0in" fo:margin-bottom="0in" style:contextual-spacing="false" fo:line-height="100%"/>
      <style:text-properties style:font-name="Transliteration1" fo:font-weight="normal" officeooo:rsid="01170453" officeooo:paragraph-rsid="011bcd0b" style:font-weight-asian="normal" style:font-name-complex="Times New Roman2" style:font-size-complex="12pt" style:font-weight-complex="normal"/>
    </style:style>
    <style:style style:name="P70" style:family="paragraph" style:parent-style-name="Standard">
      <style:paragraph-properties fo:margin-top="0in" fo:margin-bottom="0in" style:contextual-spacing="false" fo:line-height="100%"/>
      <style:text-properties officeooo:rsid="00104f29" officeooo:paragraph-rsid="00104f29"/>
    </style:style>
    <style:style style:name="P71" style:family="paragraph" style:parent-style-name="Standard">
      <style:paragraph-properties fo:margin-top="0in" fo:margin-bottom="0in" style:contextual-spacing="false" fo:line-height="100%"/>
      <style:text-properties officeooo:rsid="0011cbd4" officeooo:paragraph-rsid="0011cbd4"/>
    </style:style>
    <style:style style:name="P72" style:family="paragraph" style:parent-style-name="Standard">
      <style:paragraph-properties fo:margin-top="0in" fo:margin-bottom="0in" style:contextual-spacing="false" fo:line-height="100%"/>
      <style:text-properties style:font-name="Transliteration" officeooo:rsid="002db799" officeooo:paragraph-rsid="002ccec6" style:font-name-complex="Times New Roman2" style:font-size-complex="12pt"/>
    </style:style>
    <style:style style:name="P73" style:family="paragraph" style:parent-style-name="Standard">
      <style:paragraph-properties fo:margin-top="0in" fo:margin-bottom="0in" style:contextual-spacing="false" fo:line-height="100%"/>
      <style:text-properties style:font-name="Transliteration" officeooo:rsid="00563a5b" officeooo:paragraph-rsid="00277aa3" style:font-name-complex="Times New Roman2" style:font-size-complex="12pt"/>
    </style:style>
    <style:style style:name="P74" style:family="paragraph" style:parent-style-name="Standard">
      <style:text-properties officeooo:paragraph-rsid="00a59e28"/>
    </style:style>
    <style:style style:name="P75" style:family="paragraph" style:parent-style-name="Standard">
      <style:text-properties officeooo:rsid="00a72535" officeooo:paragraph-rsid="00a72535"/>
    </style:style>
    <style:style style:name="P76" style:family="paragraph" style:parent-style-name="Standard">
      <style:text-properties officeooo:rsid="00a997da" officeooo:paragraph-rsid="00a997da"/>
    </style:style>
    <style:style style:name="P77" style:family="paragraph" style:parent-style-name="Standard">
      <style:text-properties officeooo:rsid="00ae8b98" officeooo:paragraph-rsid="00b1f64f"/>
    </style:style>
    <style:style style:name="P78" style:family="paragraph" style:parent-style-name="Standard">
      <style:text-properties officeooo:rsid="00b22f49" officeooo:paragraph-rsid="00b22f49"/>
    </style:style>
    <style:style style:name="P79" style:family="paragraph" style:parent-style-name="Standard">
      <style:text-properties officeooo:rsid="00bf1f18" officeooo:paragraph-rsid="00bf1f18"/>
    </style:style>
    <style:style style:name="P80" style:family="paragraph" style:parent-style-name="Standard">
      <style:text-properties officeooo:rsid="00c58eef" officeooo:paragraph-rsid="00c58eef"/>
    </style:style>
    <style:style style:name="P81" style:family="paragraph" style:parent-style-name="Standard">
      <style:text-properties officeooo:rsid="00cb8af9" officeooo:paragraph-rsid="00cb8af9"/>
    </style:style>
    <style:style style:name="P82" style:family="paragraph" style:parent-style-name="Standard">
      <style:text-properties officeooo:rsid="00cf15c2" officeooo:paragraph-rsid="00cf15c2"/>
    </style:style>
    <style:style style:name="P83" style:family="paragraph" style:parent-style-name="Standard">
      <style:text-properties officeooo:rsid="00d22845" officeooo:paragraph-rsid="00d22845"/>
    </style:style>
    <style:style style:name="P84" style:family="paragraph" style:parent-style-name="Standard">
      <style:text-properties officeooo:rsid="00d4db4f" officeooo:paragraph-rsid="00d4db4f"/>
    </style:style>
    <style:style style:name="P85" style:family="paragraph" style:parent-style-name="Standard">
      <style:text-properties officeooo:rsid="00da1c2e" officeooo:paragraph-rsid="00da1c2e"/>
    </style:style>
    <style:style style:name="P86" style:family="paragraph" style:parent-style-name="Standard">
      <style:paragraph-properties fo:margin-top="0in" fo:margin-bottom="0in" style:contextual-spacing="false" fo:line-height="100%"/>
      <style:text-properties style:font-name="Times New Roman" officeooo:rsid="0063bb0f" officeooo:paragraph-rsid="0063bb0f" style:font-name-complex="Times New Roman2" style:font-size-complex="12pt"/>
    </style:style>
    <style:style style:name="P87" style:family="paragraph" style:parent-style-name="Standard">
      <style:paragraph-properties fo:margin-top="0in" fo:margin-bottom="0in" style:contextual-spacing="false" fo:line-height="100%"/>
      <style:text-properties style:font-name="Times New Roman" officeooo:rsid="0076ac1e" officeooo:paragraph-rsid="0076ac1e" style:font-name-complex="Times New Roman2" style:font-size-complex="12pt"/>
    </style:style>
    <style:style style:name="P88" style:family="paragraph" style:parent-style-name="Standard">
      <style:text-properties style:font-name="Times New Roman" officeooo:rsid="00a2f101" officeooo:paragraph-rsid="00a59e28" style:font-name-complex="Times New Roman2" style:font-size-complex="12pt"/>
    </style:style>
    <style:style style:name="P89" style:family="paragraph" style:parent-style-name="Standard">
      <style:text-properties style:font-name="Times New Roman" officeooo:paragraph-rsid="00a59e28" style:font-name-complex="Times New Roman2" style:font-size-complex="12pt"/>
    </style:style>
    <style:style style:name="P90" style:family="paragraph" style:parent-style-name="Standard">
      <style:text-properties style:font-name="Times New Roman" officeooo:rsid="00a7607e" officeooo:paragraph-rsid="00a72535" style:font-name-complex="Times New Roman2" style:font-size-complex="12pt"/>
    </style:style>
    <style:style style:name="P91" style:family="paragraph" style:parent-style-name="Standard">
      <style:text-properties style:font-name="Times New Roman" officeooo:rsid="00a997da" officeooo:paragraph-rsid="00a997da" style:font-name-complex="Times New Roman2" style:font-size-complex="12pt"/>
    </style:style>
    <style:style style:name="P92" style:family="paragraph" style:parent-style-name="Standard">
      <style:text-properties style:font-name="Times New Roman" officeooo:rsid="00ae8b98" officeooo:paragraph-rsid="00ae8b98" style:font-name-complex="Times New Roman2" style:font-size-complex="12pt"/>
    </style:style>
    <style:style style:name="P93" style:family="paragraph" style:parent-style-name="Standard">
      <style:text-properties style:font-name="Times New Roman" officeooo:rsid="00b1f64f" officeooo:paragraph-rsid="00b1f64f" style:font-name-complex="Times New Roman2" style:font-size-complex="12pt"/>
    </style:style>
    <style:style style:name="P94" style:family="paragraph" style:parent-style-name="Standard">
      <style:text-properties style:font-name="Times New Roman" officeooo:rsid="00bd2ec3" officeooo:paragraph-rsid="00b22f49" style:font-name-complex="Times New Roman2" style:font-size-complex="12pt"/>
    </style:style>
    <style:style style:name="P95" style:family="paragraph" style:parent-style-name="Standard">
      <style:text-properties style:font-name="Times New Roman" officeooo:rsid="00c36dbc" officeooo:paragraph-rsid="00bf1f18" style:font-name-complex="Times New Roman2" style:font-size-complex="12pt"/>
    </style:style>
    <style:style style:name="P96" style:family="paragraph" style:parent-style-name="Standard">
      <style:text-properties style:font-name="Times New Roman" officeooo:rsid="00cb8af9" officeooo:paragraph-rsid="00c58eef" style:font-name-complex="Times New Roman2" style:font-size-complex="12pt"/>
    </style:style>
    <style:style style:name="P97" style:family="paragraph" style:parent-style-name="Standard">
      <style:text-properties style:font-name="Times New Roman" officeooo:rsid="00ccd5b9" officeooo:paragraph-rsid="00cb8af9" style:font-name-complex="Times New Roman2" style:font-size-complex="12pt"/>
    </style:style>
    <style:style style:name="P98" style:family="paragraph" style:parent-style-name="Standard">
      <style:text-properties style:font-name="Times New Roman" officeooo:rsid="00cf15c2" officeooo:paragraph-rsid="00cf15c2" style:font-name-complex="Times New Roman2" style:font-size-complex="12pt"/>
    </style:style>
    <style:style style:name="P99" style:family="paragraph" style:parent-style-name="Standard">
      <style:text-properties style:font-name="Times New Roman" officeooo:rsid="00cf2862" officeooo:paragraph-rsid="00cf15c2" style:font-name-complex="Times New Roman2" style:font-size-complex="12pt"/>
    </style:style>
    <style:style style:name="P100" style:family="paragraph" style:parent-style-name="Standard">
      <style:text-properties style:font-name="Times New Roman" officeooo:rsid="00d4db4f" officeooo:paragraph-rsid="00d22845" style:font-name-complex="Times New Roman2" style:font-size-complex="12pt"/>
    </style:style>
    <style:style style:name="P101" style:family="paragraph" style:parent-style-name="Standard">
      <style:text-properties style:font-name="Times New Roman" officeooo:rsid="00d748f6" officeooo:paragraph-rsid="00d4db4f" style:font-name-complex="Times New Roman2" style:font-size-complex="12pt"/>
    </style:style>
    <style:style style:name="P102" style:family="paragraph" style:parent-style-name="Standard">
      <style:text-properties style:font-name="Times New Roman" officeooo:rsid="00da1c2e" officeooo:paragraph-rsid="00da1c2e" style:font-name-complex="Times New Roman2" style:font-size-complex="12pt"/>
    </style:style>
    <style:style style:name="P103" style:family="paragraph" style:parent-style-name="Standard">
      <style:text-properties style:font-name="Times New Roman" officeooo:rsid="00dba4f1" officeooo:paragraph-rsid="00dba4f1" style:font-name-complex="Times New Roman2" style:font-size-complex="12pt"/>
    </style:style>
    <style:style style:name="P104" style:family="paragraph" style:parent-style-name="Standard">
      <style:text-properties style:font-name="Times New Roman" officeooo:rsid="00277aa3" officeooo:paragraph-rsid="00a49c18" style:font-name-complex="Times New Roman2" style:font-size-complex="12pt"/>
    </style:style>
    <style:style style:name="P105" style:family="paragraph" style:parent-style-name="Standard">
      <style:text-properties style:font-name="Times New Roman" officeooo:rsid="007d6dec" officeooo:paragraph-rsid="00a59e28"/>
    </style:style>
    <style:style style:name="P106" style:family="paragraph" style:parent-style-name="Standard">
      <style:text-properties style:font-name="Times New Roman" fo:font-weight="normal" officeooo:rsid="00dc47d8" officeooo:paragraph-rsid="00dc47d8" style:font-weight-asian="normal" style:font-weight-complex="normal"/>
    </style:style>
    <style:style style:name="P107" style:family="paragraph" style:parent-style-name="Standard">
      <style:text-properties fo:font-weight="normal" officeooo:rsid="00dc47d8" officeooo:paragraph-rsid="00dc47d8" style:font-weight-asian="normal" style:font-weight-complex="normal"/>
    </style:style>
    <style:style style:name="P108" style:family="paragraph" style:parent-style-name="Standard">
      <style:text-properties fo:font-weight="normal" officeooo:rsid="00dd3756" officeooo:paragraph-rsid="00dd3756" style:font-weight-asian="normal" style:font-weight-complex="normal"/>
    </style:style>
    <style:style style:name="P109" style:family="paragraph" style:parent-style-name="Standard">
      <style:text-properties fo:font-weight="normal" officeooo:rsid="011bcd0b" officeooo:paragraph-rsid="011bcd0b" style:font-weight-asian="normal" style:font-weight-complex="normal"/>
    </style:style>
    <style:style style:name="P110" style:family="paragraph" style:parent-style-name="Standard">
      <style:paragraph-properties fo:margin-top="0in" fo:margin-bottom="0in" style:contextual-spacing="false" fo:line-height="100%"/>
      <style:text-properties fo:font-weight="normal" officeooo:rsid="012a2d05" officeooo:paragraph-rsid="012a2d05" style:font-weight-asian="normal" style:font-weight-complex="normal"/>
    </style:style>
    <style:style style:name="P111" style:family="paragraph" style:parent-style-name="Standard">
      <style:paragraph-properties fo:margin-top="0in" fo:margin-bottom="0in" style:contextual-spacing="false" fo:line-height="100%"/>
      <style:text-properties fo:font-weight="normal" officeooo:rsid="00dc47d8" officeooo:paragraph-rsid="00dd3756" style:font-weight-asian="normal" style:font-name-complex="Times New Roman2" style:font-size-complex="12pt" style:font-weight-complex="normal"/>
    </style:style>
    <style:style style:name="P112" style:family="paragraph" style:parent-style-name="Standard">
      <style:paragraph-properties fo:margin-top="0in" fo:margin-bottom="0in" style:contextual-spacing="false" fo:line-height="100%"/>
      <style:text-properties fo:font-weight="normal" officeooo:rsid="00e45037" officeooo:paragraph-rsid="00e45037" style:font-weight-asian="normal" style:font-name-complex="Times New Roman2" style:font-size-complex="12pt" style:font-weight-complex="normal"/>
    </style:style>
    <style:style style:name="P113" style:family="paragraph" style:parent-style-name="Standard">
      <style:paragraph-properties fo:margin-top="0in" fo:margin-bottom="0in" style:contextual-spacing="false" fo:line-height="100%"/>
      <style:text-properties fo:font-weight="normal" officeooo:rsid="00f52b2d" officeooo:paragraph-rsid="00fc39ba" style:font-weight-asian="normal" style:font-name-complex="Times New Roman2" style:font-size-complex="12pt" style:font-weight-complex="normal"/>
    </style:style>
    <style:style style:name="P114" style:family="paragraph" style:parent-style-name="Standard">
      <style:paragraph-properties fo:margin-top="0in" fo:margin-bottom="0in" style:contextual-spacing="false" fo:line-height="100%"/>
      <style:text-properties fo:font-weight="normal" officeooo:rsid="00fe20b5" officeooo:paragraph-rsid="00fe20b5" style:font-weight-asian="normal" style:font-name-complex="Times New Roman2" style:font-size-complex="12pt" style:font-weight-complex="normal"/>
    </style:style>
    <style:style style:name="P115" style:family="paragraph" style:parent-style-name="Standard">
      <style:paragraph-properties fo:margin-top="0in" fo:margin-bottom="0in" style:contextual-spacing="false" fo:line-height="100%"/>
      <style:text-properties fo:font-weight="normal" officeooo:rsid="0100ced8" officeooo:paragraph-rsid="0100ced8" style:font-weight-asian="normal" style:font-name-complex="Times New Roman2" style:font-size-complex="12pt" style:font-weight-complex="normal"/>
    </style:style>
    <style:style style:name="P116" style:family="paragraph" style:parent-style-name="Standard">
      <style:paragraph-properties fo:margin-top="0in" fo:margin-bottom="0in" style:contextual-spacing="false" fo:line-height="100%"/>
      <style:text-properties fo:font-weight="normal" officeooo:rsid="01078ab0" officeooo:paragraph-rsid="01078ab0" style:font-weight-asian="normal" style:font-name-complex="Times New Roman2" style:font-size-complex="12pt" style:font-weight-complex="normal"/>
    </style:style>
    <style:style style:name="P117" style:family="paragraph" style:parent-style-name="Standard">
      <style:paragraph-properties fo:margin-top="0in" fo:margin-bottom="0in" style:contextual-spacing="false" fo:line-height="100%"/>
      <style:text-properties fo:font-weight="normal" officeooo:rsid="011e1f99" officeooo:paragraph-rsid="011e1f99" style:font-weight-asian="normal" style:font-name-complex="Times New Roman2" style:font-size-complex="12pt" style:font-weight-complex="normal"/>
    </style:style>
    <style:style style:name="P118" style:family="paragraph" style:parent-style-name="Heading_20_1" style:master-page-name="First_20_Page">
      <style:paragraph-properties style:page-number="auto"/>
    </style:style>
    <style:style style:name="P119" style:family="paragraph" style:parent-style-name="Standard">
      <style:paragraph-properties fo:margin-top="0in" fo:margin-bottom="0in" style:contextual-spacing="false" fo:line-height="100%"/>
      <style:text-properties style:font-name="Transliteration1" fo:font-style="italic" fo:font-weight="normal" officeooo:rsid="0125777f" officeooo:paragraph-rsid="011bcd0b" style:font-style-asian="italic" style:font-weight-asian="normal" style:font-name-complex="Times New Roman2" style:font-size-complex="12pt" style:font-style-complex="italic" style:font-weight-complex="normal"/>
    </style:style>
    <style:style style:name="P120" style:family="paragraph" style:parent-style-name="Standard">
      <style:paragraph-properties fo:margin-top="0in" fo:margin-bottom="0in" style:contextual-spacing="false" fo:line-height="100%"/>
      <style:text-properties style:font-name="Transliteration1" fo:font-style="italic" fo:font-weight="normal" officeooo:rsid="012cfc63" officeooo:paragraph-rsid="012a2d05" style:font-style-asian="italic" style:font-weight-asian="normal" style:font-name-complex="Times New Roman2" style:font-size-complex="12pt" style:font-style-complex="italic" style:font-weight-complex="normal"/>
    </style:style>
    <style:style style:name="P121" style:family="paragraph" style:parent-style-name="Standard">
      <style:paragraph-properties fo:margin-top="0in" fo:margin-bottom="0in" style:contextual-spacing="false" fo:line-height="100%"/>
      <style:text-properties style:font-name="Transliteration1" fo:font-style="italic" fo:font-weight="normal" officeooo:rsid="012cfc63" officeooo:paragraph-rsid="0147b5bb" style:font-style-asian="italic" style:font-weight-asian="normal" style:font-name-complex="Times New Roman2" style:font-size-complex="12pt" style:font-style-complex="italic" style:font-weight-complex="normal"/>
    </style:style>
    <style:style style:name="P122" style:family="paragraph" style:parent-style-name="Standard">
      <style:paragraph-properties fo:margin-top="0in" fo:margin-bottom="0in" style:contextual-spacing="false" fo:line-height="100%"/>
      <style:text-properties style:font-name="Transliteration1" fo:font-style="italic" fo:font-weight="normal" officeooo:rsid="012cfc63" officeooo:paragraph-rsid="0149dd68" style:font-style-asian="italic" style:font-weight-asian="normal" style:font-name-complex="Times New Roman2" style:font-size-complex="12pt" style:font-style-complex="italic" style:font-weight-complex="normal"/>
    </style:style>
    <style:style style:name="P123" style:family="paragraph" style:parent-style-name="Standard">
      <style:paragraph-properties fo:margin-top="0in" fo:margin-bottom="0in" style:contextual-spacing="false" fo:line-height="100%"/>
      <style:text-properties style:font-name="Transliteration1" fo:font-style="italic" fo:font-weight="normal" officeooo:rsid="012cfc63" officeooo:paragraph-rsid="014c7160" style:font-style-asian="italic" style:font-weight-asian="normal" style:font-name-complex="Times New Roman2" style:font-size-complex="12pt" style:font-style-complex="italic" style:font-weight-complex="normal"/>
    </style:style>
    <style:style style:name="P124" style:family="paragraph" style:parent-style-name="Standard">
      <style:paragraph-properties fo:margin-top="0in" fo:margin-bottom="0in" style:contextual-spacing="false" fo:line-height="100%"/>
      <style:text-properties style:font-name="Transliteration1" fo:font-style="italic" fo:font-weight="normal" officeooo:rsid="012fe5e5" officeooo:paragraph-rsid="012fe5e5" style:font-style-asian="italic" style:font-weight-asian="normal" style:font-name-complex="Times New Roman2" style:font-size-complex="12pt" style:font-style-complex="italic" style:font-weight-complex="normal"/>
    </style:style>
    <style:style style:name="P125" style:family="paragraph" style:parent-style-name="Standard">
      <style:paragraph-properties fo:margin-top="0in" fo:margin-bottom="0in" style:contextual-spacing="false" fo:line-height="100%"/>
      <style:text-properties style:font-name="Transliteration1" fo:font-style="italic" fo:font-weight="normal" officeooo:rsid="01318ea0" officeooo:paragraph-rsid="01318ea0" style:font-style-asian="italic" style:font-weight-asian="normal" style:font-name-complex="Times New Roman2" style:font-size-complex="12pt" style:font-style-complex="italic" style:font-weight-complex="normal"/>
    </style:style>
    <style:style style:name="P126" style:family="paragraph" style:parent-style-name="Standard">
      <style:paragraph-properties fo:margin-top="0in" fo:margin-bottom="0in" style:contextual-spacing="false" fo:line-height="100%"/>
      <style:text-properties style:font-name="Transliteration1" fo:font-style="italic" fo:font-weight="normal" officeooo:rsid="01320f17" officeooo:paragraph-rsid="014e1249" style:font-style-asian="italic" style:font-weight-asian="normal" style:font-name-complex="Times New Roman2" style:font-size-complex="12pt" style:font-style-complex="italic" style:font-weight-complex="normal"/>
    </style:style>
    <style:style style:name="P127" style:family="paragraph" style:parent-style-name="Standard">
      <style:paragraph-properties fo:margin-top="0in" fo:margin-bottom="0in" style:contextual-spacing="false" fo:line-height="100%"/>
      <style:text-properties style:font-name="Transliteration1" fo:font-style="italic" fo:font-weight="normal" officeooo:rsid="013ba01a" officeooo:paragraph-rsid="013ba01a" style:font-style-asian="italic" style:font-weight-asian="normal" style:font-name-complex="Times New Roman2" style:font-size-complex="12pt" style:font-style-complex="italic" style:font-weight-complex="normal"/>
    </style:style>
    <style:style style:name="P128" style:family="paragraph" style:parent-style-name="Standard">
      <style:paragraph-properties fo:margin-top="0in" fo:margin-bottom="0in" style:contextual-spacing="false" fo:line-height="100%"/>
      <style:text-properties style:font-name="Transliteration1" fo:font-style="italic" fo:font-weight="normal" officeooo:rsid="01414b49" officeooo:paragraph-rsid="01414b49" style:font-style-asian="italic" style:font-weight-asian="normal" style:font-name-complex="Times New Roman2" style:font-size-complex="12pt" style:font-style-complex="italic" style:font-weight-complex="normal"/>
    </style:style>
    <style:style style:name="P129" style:family="paragraph" style:parent-style-name="Standard">
      <style:paragraph-properties fo:margin-top="0in" fo:margin-bottom="0in" style:contextual-spacing="false" fo:line-height="100%"/>
      <style:text-properties style:font-name="Transliteration1" fo:font-style="italic" fo:font-weight="normal" officeooo:rsid="0143324c" officeooo:paragraph-rsid="0143324c" style:font-style-asian="italic" style:font-weight-asian="normal" style:font-name-complex="Times New Roman2" style:font-size-complex="12pt" style:font-style-complex="italic" style:font-weight-complex="normal"/>
    </style:style>
    <style:style style:name="P130" style:family="paragraph" style:parent-style-name="Standard">
      <style:paragraph-properties fo:margin-top="0in" fo:margin-bottom="0in" style:contextual-spacing="false" fo:line-height="100%"/>
      <style:text-properties style:font-name="Transliteration1" fo:font-style="italic" fo:font-weight="normal" officeooo:rsid="014c7160" officeooo:paragraph-rsid="014c7160" style:font-style-asian="italic" style:font-weight-asian="normal" style:font-name-complex="Times New Roman2" style:font-size-complex="12pt" style:font-style-complex="italic" style:font-weight-complex="normal"/>
    </style:style>
    <style:style style:name="P131" style:family="paragraph" style:parent-style-name="Standard">
      <style:paragraph-properties fo:margin-top="0in" fo:margin-bottom="0in" style:contextual-spacing="false" fo:line-height="100%"/>
      <style:text-properties style:font-name="Transliteration1" fo:font-weight="normal" officeooo:rsid="01170453" officeooo:paragraph-rsid="0147b5bb" style:font-weight-asian="normal" style:font-name-complex="Times New Roman2" style:font-size-complex="12pt" style:font-weight-complex="normal"/>
    </style:style>
    <style:style style:name="P132" style:family="paragraph" style:parent-style-name="Standard">
      <style:paragraph-properties fo:margin-top="0in" fo:margin-bottom="0in" style:contextual-spacing="false" fo:line-height="100%"/>
      <style:text-properties style:font-name="Transliteration1" fo:font-weight="normal" officeooo:rsid="01170453" officeooo:paragraph-rsid="0149dd68" style:font-weight-asian="normal" style:font-name-complex="Times New Roman2" style:font-size-complex="12pt" style:font-weight-complex="normal"/>
    </style:style>
    <style:style style:name="P133" style:family="paragraph" style:parent-style-name="Standard">
      <style:paragraph-properties fo:margin-top="0in" fo:margin-bottom="0in" style:contextual-spacing="false" fo:line-height="100%"/>
      <style:text-properties style:font-name="Transliteration1" fo:font-weight="normal" officeooo:rsid="0149dd68" officeooo:paragraph-rsid="0149dd68" style:font-weight-asian="normal" style:font-name-complex="Times New Roman2" style:font-size-complex="12pt" style:font-weight-complex="normal"/>
    </style:style>
    <style:style style:name="P134" style:family="paragraph" style:parent-style-name="Standard">
      <style:text-properties fo:font-weight="normal" officeooo:rsid="011d1694" officeooo:paragraph-rsid="011d1694" style:font-weight-asian="normal" style:font-weight-complex="normal"/>
    </style:style>
    <style:style style:name="P135" style:family="paragraph" style:parent-style-name="Standard">
      <style:text-properties fo:font-weight="normal" officeooo:rsid="012e76aa" officeooo:paragraph-rsid="012e76aa" style:font-weight-asian="normal" style:font-weight-complex="normal"/>
    </style:style>
    <style:style style:name="P136" style:family="paragraph" style:parent-style-name="Standard">
      <style:text-properties fo:font-weight="normal" officeooo:rsid="01340e3a" officeooo:paragraph-rsid="01340e3a" style:font-weight-asian="normal" style:font-weight-complex="normal"/>
    </style:style>
    <style:style style:name="P137" style:family="paragraph" style:parent-style-name="Standard">
      <style:text-properties fo:font-weight="normal" officeooo:rsid="013590b7" officeooo:paragraph-rsid="013590b7" style:font-weight-asian="normal" style:font-weight-complex="normal"/>
    </style:style>
    <style:style style:name="P138" style:family="paragraph" style:parent-style-name="Standard">
      <style:text-properties fo:font-weight="normal" officeooo:rsid="013a36a0" officeooo:paragraph-rsid="013a36a0" style:font-weight-asian="normal" style:font-weight-complex="normal"/>
    </style:style>
    <style:style style:name="P139" style:family="paragraph" style:parent-style-name="Standard">
      <style:text-properties fo:font-weight="normal" officeooo:rsid="013a36a0" officeooo:paragraph-rsid="0152c2f4" style:font-weight-asian="normal" style:font-weight-complex="normal"/>
    </style:style>
    <style:style style:name="P140" style:family="paragraph" style:parent-style-name="Standard">
      <style:text-properties fo:font-weight="normal" officeooo:rsid="013cef0d" officeooo:paragraph-rsid="013cef0d" style:font-weight-asian="normal" style:font-weight-complex="normal"/>
    </style:style>
    <style:style style:name="P141" style:family="paragraph" style:parent-style-name="Standard">
      <style:text-properties fo:font-weight="normal" officeooo:rsid="00dd3756" officeooo:paragraph-rsid="0147b5bb" style:font-weight-asian="normal" style:font-weight-complex="normal"/>
    </style:style>
    <style:style style:name="P142" style:family="paragraph" style:parent-style-name="Standard">
      <style:text-properties fo:font-weight="normal" officeooo:rsid="00dd3756" officeooo:paragraph-rsid="0149dd68" style:font-weight-asian="normal" style:font-weight-complex="normal"/>
    </style:style>
    <style:style style:name="P143" style:family="paragraph" style:parent-style-name="Standard">
      <style:text-properties fo:font-weight="normal" officeooo:rsid="011bcd0b" officeooo:paragraph-rsid="0147b5bb" style:font-weight-asian="normal" style:font-weight-complex="normal"/>
    </style:style>
    <style:style style:name="P144" style:family="paragraph" style:parent-style-name="Standard">
      <style:text-properties fo:font-weight="normal" officeooo:rsid="011bcd0b" officeooo:paragraph-rsid="0149dd68" style:font-weight-asian="normal" style:font-weight-complex="normal"/>
    </style:style>
    <style:style style:name="P145" style:family="paragraph" style:parent-style-name="Standard">
      <style:text-properties fo:font-weight="normal" officeooo:rsid="0149dd68" officeooo:paragraph-rsid="0149dd68" style:font-weight-asian="normal" style:font-weight-complex="normal"/>
    </style:style>
    <style:style style:name="P146" style:family="paragraph" style:parent-style-name="Standard">
      <style:text-properties fo:font-weight="normal" officeooo:rsid="014f9feb" officeooo:paragraph-rsid="014f9feb" style:font-weight-asian="normal" style:font-weight-complex="normal"/>
    </style:style>
    <style:style style:name="P147" style:family="paragraph" style:parent-style-name="Standard">
      <style:text-properties fo:font-weight="normal" officeooo:rsid="014f9feb" officeooo:paragraph-rsid="01545a85" style:font-weight-asian="normal" style:font-weight-complex="normal"/>
    </style:style>
    <style:style style:name="P148" style:family="paragraph" style:parent-style-name="Standard">
      <style:text-properties fo:font-weight="normal" officeooo:rsid="0152c2f4" officeooo:paragraph-rsid="0154a71e" style:font-weight-asian="normal" style:font-weight-complex="normal"/>
    </style:style>
    <style:style style:name="P149" style:family="paragraph" style:parent-style-name="Standard">
      <style:text-properties fo:font-weight="normal" officeooo:rsid="0154a71e" officeooo:paragraph-rsid="0154a71e" style:font-weight-asian="normal" style:font-weight-complex="normal"/>
    </style:style>
    <style:style style:name="P150" style:family="paragraph" style:parent-style-name="Standard">
      <style:text-properties fo:font-weight="bold" officeooo:rsid="00dd3756" officeooo:paragraph-rsid="0147b5bb" style:font-weight-asian="bold" style:font-weight-complex="bold"/>
    </style:style>
    <style:style style:name="P151" style:family="paragraph" style:parent-style-name="Standard">
      <style:text-properties fo:font-weight="bold" officeooo:rsid="00dd3756" officeooo:paragraph-rsid="0149dd68" style:font-weight-asian="bold" style:font-weight-complex="bold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officeooo:rsid="00232ec2" style:font-size-asian="10pt" style:font-name-complex="Arial1" style:font-size-complex="10pt"/>
    </style:style>
    <style:style style:name="T3" style:family="text">
      <style:text-properties style:font-name-complex="Times New Roman2" style:font-size-complex="12pt"/>
    </style:style>
    <style:style style:name="T4" style:family="text">
      <style:text-properties style:font-name-complex="Times New Roman2" style:font-size-complex="12pt" text:display="none"/>
    </style:style>
    <style:style style:name="T5" style:family="text">
      <style:text-properties officeooo:rsid="001f3805" style:font-name-complex="Times New Roman2" style:font-size-complex="12pt"/>
    </style:style>
    <style:style style:name="T6" style:family="text">
      <style:text-properties officeooo:rsid="00807e77" style:font-name-complex="Times New Roman2" style:font-size-complex="12pt"/>
    </style:style>
    <style:style style:name="T7" style:family="text">
      <style:text-properties officeooo:rsid="00835422" style:font-name-complex="Times New Roman2" style:font-size-complex="12pt"/>
    </style:style>
    <style:style style:name="T8" style:family="text">
      <style:text-properties officeooo:rsid="0084c96e" style:font-name-complex="Times New Roman2" style:font-size-complex="12pt"/>
    </style:style>
    <style:style style:name="T9" style:family="text">
      <style:text-properties officeooo:rsid="00854242" style:font-name-complex="Times New Roman2" style:font-size-complex="12pt"/>
    </style:style>
    <style:style style:name="T10" style:family="text">
      <style:text-properties officeooo:rsid="0085b646" style:font-name-complex="Times New Roman2" style:font-size-complex="12pt"/>
    </style:style>
    <style:style style:name="T11" style:family="text">
      <style:text-properties officeooo:rsid="0086f32e" style:font-name-complex="Times New Roman2" style:font-size-complex="12pt"/>
    </style:style>
    <style:style style:name="T12" style:family="text">
      <style:text-properties officeooo:rsid="00880cf1" style:font-name-complex="Times New Roman2" style:font-size-complex="12pt"/>
    </style:style>
    <style:style style:name="T13" style:family="text">
      <style:text-properties officeooo:rsid="008921b7" style:font-name-complex="Times New Roman2" style:font-size-complex="12pt"/>
    </style:style>
    <style:style style:name="T14" style:family="text">
      <style:text-properties officeooo:rsid="008aa771" style:font-name-complex="Times New Roman2" style:font-size-complex="12pt"/>
    </style:style>
    <style:style style:name="T15" style:family="text">
      <style:text-properties officeooo:rsid="00df85da" style:font-name-complex="Times New Roman2" style:font-size-complex="12pt"/>
    </style:style>
    <style:style style:name="T16" style:family="text">
      <style:text-properties officeooo:rsid="0156c536" style:font-name-complex="Times New Roman2" style:font-size-complex="12pt"/>
    </style:style>
    <style:style style:name="T17" style:family="text">
      <style:text-properties officeooo:rsid="015883bb" style:font-name-complex="Times New Roman2" style:font-size-complex="12pt"/>
    </style:style>
    <style:style style:name="T18" style:family="text">
      <style:text-properties fo:font-style="italic" style:font-style-asian="italic" style:font-name-complex="Times New Roman2" style:font-size-complex="12pt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54ad77" style:font-style-asian="italic" style:font-style-complex="italic"/>
    </style:style>
    <style:style style:name="T21" style:family="text">
      <style:text-properties fo:font-style="italic" officeooo:rsid="00533941" style:font-style-asian="italic" style:font-style-complex="italic"/>
    </style:style>
    <style:style style:name="T22" style:family="text">
      <style:text-properties fo:font-style="italic" officeooo:rsid="01239e25" style:font-style-asian="italic" style:font-style-complex="italic"/>
    </style:style>
    <style:style style:name="T23" style:family="text">
      <style:text-properties fo:font-style="italic" officeooo:rsid="0125777f" style:font-style-asian="italic" style:font-style-complex="italic"/>
    </style:style>
    <style:style style:name="T24" style:family="text">
      <style:text-properties fo:color="#ff0000" loext:opacity="100%" style:font-name-complex="Times New Roman2" style:font-size-complex="12pt"/>
    </style:style>
    <style:style style:name="T25" style:family="text">
      <style:text-properties fo:color="#ff0000" loext:opacity="100%" style:font-name="Transliteration1" style:font-name-complex="Times New Roman2" style:font-size-complex="12pt"/>
    </style:style>
    <style:style style:name="T26" style:family="text">
      <style:text-properties fo:font-weight="bold" style:font-weight-asian="bold" style:font-name-complex="Times New Roman2" style:font-size-complex="12pt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533941" style:font-weight-asian="bold" style:font-weight-complex="bold"/>
    </style:style>
    <style:style style:name="T29" style:family="text">
      <style:text-properties fo:font-weight="bold" officeooo:rsid="00703600" style:font-weight-asian="bold" style:font-weight-complex="bold"/>
    </style:style>
    <style:style style:name="T30" style:family="text">
      <style:text-properties fo:font-weight="bold" officeooo:rsid="00dd8c87" style:font-weight-asian="bold" style:font-weight-complex="bold"/>
    </style:style>
    <style:style style:name="T31" style:family="text">
      <style:text-properties fo:font-weight="bold" officeooo:rsid="010b2146" style:font-weight-asian="bold" style:font-weight-complex="bold"/>
    </style:style>
    <style:style style:name="T32" style:family="text">
      <style:text-properties fo:font-weight="bold" officeooo:rsid="013e64b5" style:font-weight-asian="bold" style:font-weight-complex="bold"/>
    </style:style>
    <style:style style:name="T33" style:family="text">
      <style:text-properties style:font-name="Transliteration1" style:font-name-complex="Times New Roman2" style:font-size-complex="12pt"/>
    </style:style>
    <style:style style:name="T34" style:family="text">
      <style:text-properties style:font-name="Transliteration1" officeooo:rsid="000e4ff1" style:font-name-complex="Times New Roman2" style:font-size-complex="12pt"/>
    </style:style>
    <style:style style:name="T35" style:family="text">
      <style:text-properties style:font-name="Transliteration1" officeooo:rsid="00111b46" style:font-name-complex="Times New Roman2" style:font-size-complex="12pt"/>
    </style:style>
    <style:style style:name="T36" style:family="text">
      <style:text-properties style:font-name="Transliteration1" officeooo:rsid="0013c459" style:font-name-complex="Times New Roman2" style:font-size-complex="12pt"/>
    </style:style>
    <style:style style:name="T37" style:family="text">
      <style:text-properties style:font-name="Transliteration1" officeooo:rsid="0014cc62" style:font-name-complex="Times New Roman2" style:font-size-complex="12pt"/>
    </style:style>
    <style:style style:name="T38" style:family="text">
      <style:text-properties style:font-name="Transliteration1" officeooo:rsid="00155a14" style:font-name-complex="Times New Roman2" style:font-size-complex="12pt"/>
    </style:style>
    <style:style style:name="T39" style:family="text">
      <style:text-properties style:font-name="Transliteration1" officeooo:rsid="0019ba29" style:font-name-complex="Times New Roman2" style:font-size-complex="12pt"/>
    </style:style>
    <style:style style:name="T40" style:family="text">
      <style:text-properties style:font-name="Transliteration1" officeooo:rsid="0019dfdd" style:font-name-complex="Times New Roman2" style:font-size-complex="12pt"/>
    </style:style>
    <style:style style:name="T41" style:family="text">
      <style:text-properties style:font-name="Transliteration1" officeooo:rsid="001d0e84" style:font-name-complex="Times New Roman2" style:font-size-complex="12pt"/>
    </style:style>
    <style:style style:name="T42" style:family="text">
      <style:text-properties style:font-name="Transliteration1" officeooo:rsid="001f3805" style:font-name-complex="Times New Roman2" style:font-size-complex="12pt"/>
    </style:style>
    <style:style style:name="T43" style:family="text">
      <style:text-properties style:font-name="Transliteration1" style:text-underline-style="solid" style:text-underline-width="auto" style:text-underline-color="font-color" style:font-name-complex="Times New Roman2" style:font-size-complex="12pt"/>
    </style:style>
    <style:style style:name="T44" style:family="text">
      <style:text-properties style:font-name="Transliteration1" fo:font-weight="normal" style:font-weight-asian="normal" style:font-name-complex="Times New Roman2" style:font-size-complex="12pt" style:font-weight-complex="normal"/>
    </style:style>
    <style:style style:name="T45" style:family="text">
      <style:text-properties style:font-name="Transliteration1" fo:font-style="italic" style:font-style-asian="italic" style:font-name-complex="Times New Roman2" style:font-size-complex="12pt" style:font-style-complex="italic"/>
    </style:style>
    <style:style style:name="T46" style:family="text">
      <style:text-properties style:font-name="Transliteration1" fo:font-style="italic" officeooo:rsid="0125777f" style:font-style-asian="italic" style:font-name-complex="Times New Roman2" style:font-size-complex="12pt" style:font-style-complex="italic"/>
    </style:style>
    <style:style style:name="T47" style:family="text">
      <style:text-properties style:font-name="Transliteration1" fo:font-style="italic" officeooo:rsid="012b5438" style:font-style-asian="italic" style:font-name-complex="Times New Roman2" style:font-size-complex="12pt" style:font-style-complex="italic"/>
    </style:style>
    <style:style style:name="T48" style:family="text">
      <style:text-properties style:font-name="Transliteration1" fo:font-style="italic" officeooo:rsid="012cfc63" style:font-style-asian="italic" style:font-name-complex="Times New Roman2" style:font-size-complex="12pt" style:font-style-complex="italic"/>
    </style:style>
    <style:style style:name="T49" style:family="text">
      <style:text-properties style:font-name="Transliteration1" fo:font-style="italic" officeooo:rsid="01318ea0" style:font-style-asian="italic" style:font-name-complex="Times New Roman2" style:font-size-complex="12pt" style:font-style-complex="italic"/>
    </style:style>
    <style:style style:name="T50" style:family="text">
      <style:text-properties fo:font-weight="normal" officeooo:rsid="00174c70" style:font-weight-asian="normal" style:font-weight-complex="normal"/>
    </style:style>
    <style:style style:name="T51" style:family="text">
      <style:text-properties fo:font-weight="normal" officeooo:rsid="00193eae" style:font-weight-asian="normal" style:font-weight-complex="normal"/>
    </style:style>
    <style:style style:name="T52" style:family="text">
      <style:text-properties fo:font-weight="normal" officeooo:rsid="001944d4" style:font-weight-asian="normal" style:font-weight-complex="normal"/>
    </style:style>
    <style:style style:name="T53" style:family="text">
      <style:text-properties fo:font-weight="normal" officeooo:rsid="0019ba29" style:font-weight-asian="normal" style:font-weight-complex="normal"/>
    </style:style>
    <style:style style:name="T54" style:family="text">
      <style:text-properties fo:font-weight="normal" officeooo:rsid="001b9a2e" style:font-weight-asian="normal" style:font-weight-complex="normal"/>
    </style:style>
    <style:style style:name="T55" style:family="text">
      <style:text-properties fo:font-weight="normal" officeooo:rsid="001d0e84" style:font-weight-asian="normal" style:font-weight-complex="normal"/>
    </style:style>
    <style:style style:name="T56" style:family="text">
      <style:text-properties fo:font-weight="normal" officeooo:rsid="008aa771" style:font-weight-asian="normal" style:font-weight-complex="normal"/>
    </style:style>
    <style:style style:name="T57" style:family="text">
      <style:text-properties officeooo:rsid="001f3805"/>
    </style:style>
    <style:style style:name="T58" style:family="text">
      <style:text-properties style:font-name="Transliteration"/>
    </style:style>
    <style:style style:name="T59" style:family="text">
      <style:text-properties style:font-name="Transliteration" style:font-name-complex="Times New Roman2" style:font-size-complex="12pt"/>
    </style:style>
    <style:style style:name="T60" style:family="text">
      <style:text-properties style:font-name="Transliteration" officeooo:rsid="001f3805" style:font-name-complex="Times New Roman2" style:font-size-complex="12pt"/>
    </style:style>
    <style:style style:name="T61" style:family="text">
      <style:text-properties style:font-name="Transliteration" officeooo:rsid="00a9c9f2" style:font-name-complex="Times New Roman2" style:font-size-complex="12pt"/>
    </style:style>
    <style:style style:name="T62" style:family="text">
      <style:text-properties style:font-name="Transliteration" officeooo:rsid="00df85da" style:font-name-complex="Times New Roman2" style:font-size-complex="12pt"/>
    </style:style>
    <style:style style:name="T63" style:family="text">
      <style:text-properties style:font-name="Transliteration" officeooo:rsid="0011cbd4"/>
    </style:style>
    <style:style style:name="T64" style:family="text">
      <style:text-properties style:font-name="Transliteration" officeooo:rsid="002ccec6"/>
    </style:style>
    <style:style style:name="T65" style:family="text">
      <style:text-properties style:font-name="Transliteration" officeooo:rsid="002db799"/>
    </style:style>
    <style:style style:name="T66" style:family="text">
      <style:text-properties style:font-name="Transliteration" officeooo:rsid="0053736e"/>
    </style:style>
    <style:style style:name="T67" style:family="text">
      <style:text-properties style:font-name="Transliteration" officeooo:rsid="00563a5b"/>
    </style:style>
    <style:style style:name="T68" style:family="text">
      <style:text-properties style:font-name="Transliteration" officeooo:rsid="005bd30c"/>
    </style:style>
    <style:style style:name="T69" style:family="text">
      <style:text-properties style:font-name="Transliteration" officeooo:rsid="0068ef08"/>
    </style:style>
    <style:style style:name="T70" style:family="text">
      <style:text-properties style:font-name="Transliteration" officeooo:rsid="00df85da"/>
    </style:style>
    <style:style style:name="T71" style:family="text">
      <style:text-properties officeooo:rsid="0021e69b"/>
    </style:style>
    <style:style style:name="T72" style:family="text">
      <style:text-properties officeooo:rsid="00277aa3"/>
    </style:style>
    <style:style style:name="T73" style:family="text">
      <style:text-properties officeooo:rsid="002b7f72"/>
    </style:style>
    <style:style style:name="T74" style:family="text">
      <style:text-properties officeooo:rsid="002ccec6"/>
    </style:style>
    <style:style style:name="T75" style:family="text">
      <style:text-properties officeooo:rsid="002db799"/>
    </style:style>
    <style:style style:name="T76" style:family="text">
      <style:text-properties officeooo:rsid="00329a96"/>
    </style:style>
    <style:style style:name="T77" style:family="text">
      <style:text-properties officeooo:rsid="0033fc6e"/>
    </style:style>
    <style:style style:name="T78" style:family="text">
      <style:text-properties officeooo:rsid="00355c3a"/>
    </style:style>
    <style:style style:name="T79" style:family="text">
      <style:text-properties officeooo:rsid="00367ed7"/>
    </style:style>
    <style:style style:name="T80" style:family="text">
      <style:text-properties officeooo:rsid="00373aa1"/>
    </style:style>
    <style:style style:name="T81" style:family="text">
      <style:text-properties officeooo:rsid="0038d159"/>
    </style:style>
    <style:style style:name="T82" style:family="text">
      <style:text-properties officeooo:rsid="003a9009"/>
    </style:style>
    <style:style style:name="T83" style:family="text">
      <style:text-properties officeooo:rsid="003e4dc5"/>
    </style:style>
    <style:style style:name="T84" style:family="text">
      <style:text-properties officeooo:rsid="0042cf0d"/>
    </style:style>
    <style:style style:name="T85" style:family="text">
      <style:text-properties officeooo:rsid="00455055"/>
    </style:style>
    <style:style style:name="T86" style:family="text">
      <style:text-properties officeooo:rsid="004731a0"/>
    </style:style>
    <style:style style:name="T87" style:family="text">
      <style:text-properties officeooo:rsid="004a67f7"/>
    </style:style>
    <style:style style:name="T88" style:family="text">
      <style:text-properties officeooo:rsid="004bfad4"/>
    </style:style>
    <style:style style:name="T89" style:family="text">
      <style:text-properties officeooo:rsid="004df350"/>
    </style:style>
    <style:style style:name="T90" style:family="text">
      <style:text-properties officeooo:rsid="004eeb08"/>
    </style:style>
    <style:style style:name="T91" style:family="text">
      <style:text-properties officeooo:rsid="0050cf51"/>
    </style:style>
    <style:style style:name="T92" style:family="text">
      <style:text-properties officeooo:rsid="0050ff86"/>
    </style:style>
    <style:style style:name="T93" style:family="text">
      <style:text-properties officeooo:rsid="00515f5b"/>
    </style:style>
    <style:style style:name="T94" style:family="text">
      <style:text-properties officeooo:rsid="00533941"/>
    </style:style>
    <style:style style:name="T95" style:family="text">
      <style:text-properties officeooo:rsid="0054ad77"/>
    </style:style>
    <style:style style:name="T96" style:family="text">
      <style:text-properties fo:font-style="normal" officeooo:rsid="00533941" style:font-style-asian="normal" style:font-style-complex="normal"/>
    </style:style>
    <style:style style:name="T97" style:family="text">
      <style:text-properties officeooo:rsid="0056446f"/>
    </style:style>
    <style:style style:name="T98" style:family="text">
      <style:text-properties officeooo:rsid="0056fe29"/>
    </style:style>
    <style:style style:name="T99" style:family="text">
      <style:text-properties officeooo:rsid="0057a3cb"/>
    </style:style>
    <style:style style:name="T100" style:family="text">
      <style:text-properties officeooo:rsid="00593997"/>
    </style:style>
    <style:style style:name="T101" style:family="text">
      <style:text-properties officeooo:rsid="005a27c1"/>
    </style:style>
    <style:style style:name="T102" style:family="text">
      <style:text-properties officeooo:rsid="005b3f93"/>
    </style:style>
    <style:style style:name="T103" style:family="text">
      <style:text-properties officeooo:rsid="005bd30c"/>
    </style:style>
    <style:style style:name="T104" style:family="text">
      <style:text-properties officeooo:rsid="005da1d2"/>
    </style:style>
    <style:style style:name="T105" style:family="text">
      <style:text-properties officeooo:rsid="00622cb0"/>
    </style:style>
    <style:style style:name="T106" style:family="text">
      <style:text-properties officeooo:rsid="0062f03c"/>
    </style:style>
    <style:style style:name="T107" style:family="text">
      <style:text-properties officeooo:rsid="0063bb0f"/>
    </style:style>
    <style:style style:name="T108" style:family="text">
      <style:text-properties style:font-name="Times New Roman"/>
    </style:style>
    <style:style style:name="T109" style:family="text">
      <style:text-properties style:font-name="Times New Roman" officeooo:rsid="0063bb0f"/>
    </style:style>
    <style:style style:name="T110" style:family="text">
      <style:text-properties style:font-name="Times New Roman" officeooo:rsid="00355c3a"/>
    </style:style>
    <style:style style:name="T111" style:family="text">
      <style:text-properties style:font-name="Times New Roman" fo:font-weight="bold" style:font-weight-asian="bold" style:font-weight-complex="bold"/>
    </style:style>
    <style:style style:name="T112" style:family="text">
      <style:text-properties style:font-name="Times New Roman" fo:font-weight="bold" style:font-weight-asian="bold" style:font-name-complex="Times New Roman2" style:font-size-complex="12pt" style:font-weight-complex="bold"/>
    </style:style>
    <style:style style:name="T113" style:family="text">
      <style:text-properties style:font-name="Times New Roman" fo:font-weight="bold" officeooo:rsid="00a2f101" style:font-weight-asian="bold" style:font-name-complex="Times New Roman2" style:font-size-complex="12pt" style:font-weight-complex="bold"/>
    </style:style>
    <style:style style:name="T114" style:family="text">
      <style:text-properties style:font-name="Times New Roman" fo:font-weight="bold" officeooo:rsid="00c5262f" style:font-weight-asian="bold" style:font-name-complex="Times New Roman2" style:font-size-complex="12pt" style:font-weight-complex="bold"/>
    </style:style>
    <style:style style:name="T115" style:family="text">
      <style:text-properties style:font-name="Times New Roman" fo:font-weight="bold" officeooo:rsid="00b1f64f" style:font-weight-asian="bold" style:font-name-complex="Times New Roman2" style:font-size-complex="12pt" style:font-weight-complex="bold"/>
    </style:style>
    <style:style style:name="T116" style:family="text">
      <style:text-properties style:font-name="Times New Roman" fo:font-weight="bold" officeooo:rsid="00d4db4f" style:font-weight-asian="bold" style:font-name-complex="Times New Roman2" style:font-size-complex="12pt" style:font-weight-complex="bold"/>
    </style:style>
    <style:style style:name="T117" style:family="text">
      <style:text-properties style:font-name="Times New Roman" officeooo:rsid="006d7581"/>
    </style:style>
    <style:style style:name="T118" style:family="text">
      <style:text-properties style:font-name="Times New Roman" officeooo:rsid="0076ac1e"/>
    </style:style>
    <style:style style:name="T119" style:family="text">
      <style:text-properties style:font-name="Times New Roman" officeooo:rsid="007ade7a"/>
    </style:style>
    <style:style style:name="T120" style:family="text">
      <style:text-properties style:font-name="Times New Roman" officeooo:rsid="007bc110"/>
    </style:style>
    <style:style style:name="T121" style:family="text">
      <style:text-properties style:font-name="Times New Roman" officeooo:rsid="007d6dec"/>
    </style:style>
    <style:style style:name="T122" style:family="text">
      <style:text-properties style:font-name="Times New Roman" officeooo:rsid="008c6f62"/>
    </style:style>
    <style:style style:name="T123" style:family="text">
      <style:text-properties style:font-name="Times New Roman" style:font-name-complex="Times New Roman2" style:font-size-complex="12pt"/>
    </style:style>
    <style:style style:name="T124" style:family="text">
      <style:text-properties style:font-name="Times New Roman" officeooo:rsid="00355c3a" style:font-name-complex="Times New Roman2" style:font-size-complex="12pt"/>
    </style:style>
    <style:style style:name="T125" style:family="text">
      <style:text-properties style:font-name="Times New Roman" officeooo:rsid="00a1a9ef" style:font-name-complex="Times New Roman2" style:font-size-complex="12pt"/>
    </style:style>
    <style:style style:name="T126" style:family="text">
      <style:text-properties style:font-name="Times New Roman" officeooo:rsid="00a2f101" style:font-name-complex="Times New Roman2" style:font-size-complex="12pt"/>
    </style:style>
    <style:style style:name="T127" style:family="text">
      <style:text-properties style:font-name="Times New Roman" officeooo:rsid="00a7607e" style:font-name-complex="Times New Roman2" style:font-size-complex="12pt"/>
    </style:style>
    <style:style style:name="T128" style:family="text">
      <style:text-properties style:font-name="Times New Roman" officeooo:rsid="00a8fbfc" style:font-name-complex="Times New Roman2" style:font-size-complex="12pt"/>
    </style:style>
    <style:style style:name="T129" style:family="text">
      <style:text-properties style:font-name="Times New Roman" officeooo:rsid="00a9c9f2" style:font-name-complex="Times New Roman2" style:font-size-complex="12pt"/>
    </style:style>
    <style:style style:name="T130" style:family="text">
      <style:text-properties style:font-name="Times New Roman" officeooo:rsid="00ab5853" style:font-name-complex="Times New Roman2" style:font-size-complex="12pt"/>
    </style:style>
    <style:style style:name="T131" style:family="text">
      <style:text-properties style:font-name="Times New Roman" officeooo:rsid="00b18fb3" style:font-name-complex="Times New Roman2" style:font-size-complex="12pt"/>
    </style:style>
    <style:style style:name="T132" style:family="text">
      <style:text-properties style:font-name="Times New Roman" officeooo:rsid="00b1f64f" style:font-name-complex="Times New Roman2" style:font-size-complex="12pt"/>
    </style:style>
    <style:style style:name="T133" style:family="text">
      <style:text-properties style:font-name="Times New Roman" officeooo:rsid="00b886e4" style:font-name-complex="Times New Roman2" style:font-size-complex="12pt"/>
    </style:style>
    <style:style style:name="T134" style:family="text">
      <style:text-properties style:font-name="Times New Roman" officeooo:rsid="00bd2ec3" style:font-name-complex="Times New Roman2" style:font-size-complex="12pt"/>
    </style:style>
    <style:style style:name="T135" style:family="text">
      <style:text-properties style:font-name="Times New Roman" officeooo:rsid="00c182d2" style:font-name-complex="Times New Roman2" style:font-size-complex="12pt"/>
    </style:style>
    <style:style style:name="T136" style:family="text">
      <style:text-properties style:font-name="Times New Roman" officeooo:rsid="00c36dbc" style:font-name-complex="Times New Roman2" style:font-size-complex="12pt"/>
    </style:style>
    <style:style style:name="T137" style:family="text">
      <style:text-properties style:font-name="Times New Roman" officeooo:rsid="00c44259" style:font-name-complex="Times New Roman2" style:font-size-complex="12pt"/>
    </style:style>
    <style:style style:name="T138" style:family="text">
      <style:text-properties style:font-name="Times New Roman" officeooo:rsid="00c5262f" style:font-name-complex="Times New Roman2" style:font-size-complex="12pt"/>
    </style:style>
    <style:style style:name="T139" style:family="text">
      <style:text-properties style:font-name="Times New Roman" officeooo:rsid="00cb8af9" style:font-name-complex="Times New Roman2" style:font-size-complex="12pt"/>
    </style:style>
    <style:style style:name="T140" style:family="text">
      <style:text-properties style:font-name="Times New Roman" officeooo:rsid="00ccd5b9" style:font-name-complex="Times New Roman2" style:font-size-complex="12pt"/>
    </style:style>
    <style:style style:name="T141" style:family="text">
      <style:text-properties style:font-name="Times New Roman" officeooo:rsid="00cf2862" style:font-name-complex="Times New Roman2" style:font-size-complex="12pt"/>
    </style:style>
    <style:style style:name="T142" style:family="text">
      <style:text-properties style:font-name="Times New Roman" officeooo:rsid="00cf3054" style:font-name-complex="Times New Roman2" style:font-size-complex="12pt"/>
    </style:style>
    <style:style style:name="T143" style:family="text">
      <style:text-properties style:font-name="Times New Roman" officeooo:rsid="00d4db4f" style:font-name-complex="Times New Roman2" style:font-size-complex="12pt"/>
    </style:style>
    <style:style style:name="T144" style:family="text">
      <style:text-properties style:font-name="Times New Roman" officeooo:rsid="00d5d417" style:font-name-complex="Times New Roman2" style:font-size-complex="12pt"/>
    </style:style>
    <style:style style:name="T145" style:family="text">
      <style:text-properties style:font-name="Times New Roman" officeooo:rsid="00d748f6" style:font-name-complex="Times New Roman2" style:font-size-complex="12pt"/>
    </style:style>
    <style:style style:name="T146" style:family="text">
      <style:text-properties style:font-name="Times New Roman" officeooo:rsid="00f91391" style:font-name-complex="Times New Roman2" style:font-size-complex="12pt"/>
    </style:style>
    <style:style style:name="T147" style:family="text">
      <style:text-properties style:font-name="Times New Roman" officeooo:rsid="015a3709" style:font-name-complex="Times New Roman2" style:font-size-complex="12pt"/>
    </style:style>
    <style:style style:name="T148" style:family="text">
      <style:text-properties style:font-name="Times New Roman" officeooo:rsid="00a1a9ef"/>
    </style:style>
    <style:style style:name="T149" style:family="text">
      <style:text-properties style:font-name="Times New Roman" officeooo:rsid="00277aa3"/>
    </style:style>
    <style:style style:name="T150" style:family="text">
      <style:text-properties style:font-name="Times New Roman" officeooo:rsid="00a49c18"/>
    </style:style>
    <style:style style:name="T151" style:family="text">
      <style:text-properties style:font-name="Times New Roman" officeooo:rsid="00533941"/>
    </style:style>
    <style:style style:name="T152" style:family="text">
      <style:text-properties style:font-name="Times New Roman" fo:font-style="italic" officeooo:rsid="00533941" style:font-style-asian="italic" style:font-style-complex="italic"/>
    </style:style>
    <style:style style:name="T153" style:family="text">
      <style:text-properties style:font-name="Times New Roman" fo:font-style="normal" officeooo:rsid="00533941" style:font-style-asian="normal" style:font-style-complex="normal"/>
    </style:style>
    <style:style style:name="T154" style:family="text">
      <style:text-properties officeooo:rsid="0065b808"/>
    </style:style>
    <style:style style:name="T155" style:family="text">
      <style:text-properties officeooo:rsid="006715a5"/>
    </style:style>
    <style:style style:name="T156" style:family="text">
      <style:text-properties officeooo:rsid="0068216e"/>
    </style:style>
    <style:style style:name="T157" style:family="text">
      <style:text-properties officeooo:rsid="0068ef08"/>
    </style:style>
    <style:style style:name="T158" style:family="text">
      <style:text-properties officeooo:rsid="006a04e1"/>
    </style:style>
    <style:style style:name="T159" style:family="text">
      <style:text-properties officeooo:rsid="006d7581"/>
    </style:style>
    <style:style style:name="T160" style:family="text">
      <style:text-properties officeooo:rsid="006e6c57"/>
    </style:style>
    <style:style style:name="T161" style:family="text">
      <style:text-properties officeooo:rsid="00703600"/>
    </style:style>
    <style:style style:name="T162" style:family="text">
      <style:text-properties officeooo:rsid="0072916d"/>
    </style:style>
    <style:style style:name="T163" style:family="text">
      <style:text-properties officeooo:rsid="00729bc9"/>
    </style:style>
    <style:style style:name="T164" style:family="text">
      <style:text-properties officeooo:rsid="00737f41"/>
    </style:style>
    <style:style style:name="T165" style:family="text">
      <style:text-properties officeooo:rsid="00744dab"/>
    </style:style>
    <style:style style:name="T166" style:family="text">
      <style:text-properties officeooo:rsid="0076ac1e"/>
    </style:style>
    <style:style style:name="T167" style:family="text">
      <style:text-properties officeooo:rsid="00778fc2"/>
    </style:style>
    <style:style style:name="T168" style:family="text">
      <style:text-properties officeooo:rsid="00786c77"/>
    </style:style>
    <style:style style:name="T169" style:family="text">
      <style:text-properties officeooo:rsid="00791ba0"/>
    </style:style>
    <style:style style:name="T170" style:family="text">
      <style:text-properties officeooo:rsid="007a0d7e"/>
    </style:style>
    <style:style style:name="T171" style:family="text">
      <style:text-properties officeooo:rsid="007ade7a"/>
    </style:style>
    <style:style style:name="T172" style:family="text">
      <style:text-properties officeooo:rsid="007bc110"/>
    </style:style>
    <style:style style:name="T173" style:family="text">
      <style:text-properties officeooo:rsid="00854242"/>
    </style:style>
    <style:style style:name="T174" style:family="text">
      <style:text-properties officeooo:rsid="0086f32e"/>
    </style:style>
    <style:style style:name="T175" style:family="text">
      <style:text-properties officeooo:rsid="00880cf1"/>
    </style:style>
    <style:style style:name="T176" style:family="text">
      <style:text-properties officeooo:rsid="008c6f62"/>
    </style:style>
    <style:style style:name="T177" style:family="text">
      <style:text-properties officeooo:rsid="008e4b07"/>
    </style:style>
    <style:style style:name="T178" style:family="text">
      <style:text-properties officeooo:rsid="00913b05"/>
    </style:style>
    <style:style style:name="T179" style:family="text">
      <style:text-properties officeooo:rsid="009336ef"/>
    </style:style>
    <style:style style:name="T180" style:family="text">
      <style:text-properties officeooo:rsid="0093e8ba"/>
    </style:style>
    <style:style style:name="T181" style:family="text">
      <style:text-properties officeooo:rsid="0094ed0f"/>
    </style:style>
    <style:style style:name="T182" style:family="text">
      <style:text-properties officeooo:rsid="0097c7a1"/>
    </style:style>
    <style:style style:name="T183" style:family="text">
      <style:text-properties officeooo:rsid="00998259"/>
    </style:style>
    <style:style style:name="T184" style:family="text">
      <style:text-properties officeooo:rsid="009b5a7a"/>
    </style:style>
    <style:style style:name="T185" style:family="text">
      <style:text-properties officeooo:rsid="009ba5a8"/>
    </style:style>
    <style:style style:name="T186" style:family="text">
      <style:text-properties officeooo:rsid="009d63ae"/>
    </style:style>
    <style:style style:name="T187" style:family="text">
      <style:text-properties officeooo:rsid="009d6477"/>
    </style:style>
    <style:style style:name="T188" style:family="text">
      <style:text-properties officeooo:rsid="009da66b"/>
    </style:style>
    <style:style style:name="T189" style:family="text">
      <style:text-properties officeooo:rsid="009f0090"/>
    </style:style>
    <style:style style:name="T190" style:family="text">
      <style:text-properties officeooo:rsid="00ab16c5"/>
    </style:style>
    <style:style style:name="T191" style:family="text">
      <style:text-properties officeooo:rsid="00abeefd"/>
    </style:style>
    <style:style style:name="T192" style:family="text">
      <style:text-properties officeooo:rsid="00ae8b98"/>
    </style:style>
    <style:style style:name="T193" style:family="text">
      <style:text-properties officeooo:rsid="00b3e0f7"/>
    </style:style>
    <style:style style:name="T194" style:family="text">
      <style:text-properties officeooo:rsid="00b7f023"/>
    </style:style>
    <style:style style:name="T195" style:family="text">
      <style:text-properties officeooo:rsid="00ba5eeb"/>
    </style:style>
    <style:style style:name="T196" style:family="text">
      <style:text-properties officeooo:rsid="00bbd1c6"/>
    </style:style>
    <style:style style:name="T197" style:family="text">
      <style:text-properties officeooo:rsid="00bf1f18"/>
    </style:style>
    <style:style style:name="T198" style:family="text">
      <style:text-properties officeooo:rsid="00c182d2"/>
    </style:style>
    <style:style style:name="T199" style:family="text">
      <style:text-properties officeooo:rsid="00c44259"/>
    </style:style>
    <style:style style:name="T200" style:family="text">
      <style:text-properties officeooo:rsid="00c5a18b"/>
    </style:style>
    <style:style style:name="T201" style:family="text">
      <style:text-properties officeooo:rsid="00c6dfe5"/>
    </style:style>
    <style:style style:name="T202" style:family="text">
      <style:text-properties officeooo:rsid="00c78998"/>
    </style:style>
    <style:style style:name="T203" style:family="text">
      <style:text-properties officeooo:rsid="00ca0468"/>
    </style:style>
    <style:style style:name="T204" style:family="text">
      <style:text-properties officeooo:rsid="00cb8af9"/>
    </style:style>
    <style:style style:name="T205" style:family="text">
      <style:text-properties officeooo:rsid="00ce429f"/>
    </style:style>
    <style:style style:name="T206" style:family="text">
      <style:text-properties officeooo:rsid="00cec498"/>
    </style:style>
    <style:style style:name="T207" style:family="text">
      <style:text-properties officeooo:rsid="00cf15c2"/>
    </style:style>
    <style:style style:name="T208" style:family="text">
      <style:text-properties officeooo:rsid="00cf3054"/>
    </style:style>
    <style:style style:name="T209" style:family="text">
      <style:text-properties officeooo:rsid="00d0361f"/>
    </style:style>
    <style:style style:name="T210" style:family="text">
      <style:text-properties officeooo:rsid="00d4ad62"/>
    </style:style>
    <style:style style:name="T211" style:family="text">
      <style:text-properties officeooo:rsid="00d86289"/>
    </style:style>
    <style:style style:name="T212" style:family="text">
      <style:text-properties officeooo:rsid="00dba4f1"/>
    </style:style>
    <style:style style:name="T213" style:family="text">
      <style:text-properties officeooo:rsid="00dd8c87"/>
    </style:style>
    <style:style style:name="T214" style:family="text">
      <style:text-properties officeooo:rsid="00df85da"/>
    </style:style>
    <style:style style:name="T215" style:family="text">
      <style:text-properties officeooo:rsid="00e0cb11"/>
    </style:style>
    <style:style style:name="T216" style:family="text">
      <style:text-properties officeooo:rsid="00e31391"/>
    </style:style>
    <style:style style:name="T217" style:family="text">
      <style:text-properties officeooo:rsid="00e95e06"/>
    </style:style>
    <style:style style:name="T218" style:family="text">
      <style:text-properties officeooo:rsid="00ebd1da"/>
    </style:style>
    <style:style style:name="T219" style:family="text">
      <style:text-properties officeooo:rsid="00ed50d4"/>
    </style:style>
    <style:style style:name="T220" style:family="text">
      <style:text-properties officeooo:rsid="00ef597c"/>
    </style:style>
    <style:style style:name="T221" style:family="text">
      <style:text-properties officeooo:rsid="00f07c9d"/>
    </style:style>
    <style:style style:name="T222" style:family="text">
      <style:text-properties officeooo:rsid="00f2544b"/>
    </style:style>
    <style:style style:name="T223" style:family="text">
      <style:text-properties officeooo:rsid="00f3b95f"/>
    </style:style>
    <style:style style:name="T224" style:family="text">
      <style:text-properties officeooo:rsid="00f49778"/>
    </style:style>
    <style:style style:name="T225" style:family="text">
      <style:text-properties officeooo:rsid="00f7b4cb"/>
    </style:style>
    <style:style style:name="T226" style:family="text">
      <style:text-properties officeooo:rsid="00f91391"/>
    </style:style>
    <style:style style:name="T227" style:family="text">
      <style:text-properties officeooo:rsid="00fa726c"/>
    </style:style>
    <style:style style:name="T228" style:family="text">
      <style:text-properties officeooo:rsid="00fc39ba"/>
    </style:style>
    <style:style style:name="T229" style:family="text">
      <style:text-properties officeooo:rsid="00fcc6b7"/>
    </style:style>
    <style:style style:name="T230" style:family="text">
      <style:text-properties officeooo:rsid="00fe20b5"/>
    </style:style>
    <style:style style:name="T231" style:family="text">
      <style:text-properties officeooo:rsid="0100ced8"/>
    </style:style>
    <style:style style:name="T232" style:family="text">
      <style:text-properties officeooo:rsid="01029ea0"/>
    </style:style>
    <style:style style:name="T233" style:family="text">
      <style:text-properties officeooo:rsid="01037dbe"/>
    </style:style>
    <style:style style:name="T234" style:family="text">
      <style:text-properties officeooo:rsid="0103a495"/>
    </style:style>
    <style:style style:name="T235" style:family="text">
      <style:text-properties officeooo:rsid="010539ee"/>
    </style:style>
    <style:style style:name="T236" style:family="text">
      <style:text-properties officeooo:rsid="0109285a"/>
    </style:style>
    <style:style style:name="T237" style:family="text">
      <style:text-properties officeooo:rsid="010a8cae"/>
    </style:style>
    <style:style style:name="T238" style:family="text">
      <style:text-properties officeooo:rsid="010ba98f"/>
    </style:style>
    <style:style style:name="T239" style:family="text">
      <style:text-properties officeooo:rsid="01106c95"/>
    </style:style>
    <style:style style:name="T240" style:family="text">
      <style:text-properties officeooo:rsid="01122209"/>
    </style:style>
    <style:style style:name="T241" style:family="text">
      <style:text-properties officeooo:rsid="011396f7"/>
    </style:style>
    <style:style style:name="T242" style:family="text">
      <style:text-properties officeooo:rsid="011416ec"/>
    </style:style>
    <style:style style:name="T243" style:family="text">
      <style:text-properties officeooo:rsid="0115b221"/>
    </style:style>
    <style:style style:name="T244" style:family="text">
      <style:text-properties officeooo:rsid="011bcd0b"/>
    </style:style>
    <style:style style:name="T245" style:family="text">
      <style:text-properties officeooo:rsid="011f3e10"/>
    </style:style>
    <style:style style:name="T246" style:family="text">
      <style:text-properties officeooo:rsid="011f59e4"/>
    </style:style>
    <style:style style:name="T247" style:family="text">
      <style:text-properties officeooo:rsid="0120a082"/>
    </style:style>
    <style:style style:name="T248" style:family="text">
      <style:text-properties officeooo:rsid="012294c0"/>
    </style:style>
    <style:style style:name="T249" style:family="text">
      <style:text-properties officeooo:rsid="01239e25"/>
    </style:style>
    <style:style style:name="T250" style:family="text">
      <style:text-properties officeooo:rsid="0125777f"/>
    </style:style>
    <style:style style:name="T251" style:family="text">
      <style:text-properties officeooo:rsid="012f4048"/>
    </style:style>
    <style:style style:name="T252" style:family="text">
      <style:text-properties officeooo:rsid="0133dca7"/>
    </style:style>
    <style:style style:name="T253" style:family="text">
      <style:text-properties officeooo:rsid="013559f7"/>
    </style:style>
    <style:style style:name="T254" style:family="text">
      <style:text-properties officeooo:rsid="01366763"/>
    </style:style>
    <style:style style:name="T255" style:family="text">
      <style:text-properties officeooo:rsid="0136b2c6"/>
    </style:style>
    <style:style style:name="T256" style:family="text">
      <style:text-properties officeooo:rsid="0138a192"/>
    </style:style>
    <style:style style:name="T257" style:family="text">
      <style:text-properties officeooo:rsid="013a36a0"/>
    </style:style>
    <style:style style:name="T258" style:family="text">
      <style:text-properties officeooo:rsid="013a48d5"/>
    </style:style>
    <style:style style:name="T259" style:family="text">
      <style:text-properties officeooo:rsid="013a531a"/>
    </style:style>
    <style:style style:name="T260" style:family="text">
      <style:text-properties officeooo:rsid="013ba01a"/>
    </style:style>
    <style:style style:name="T261" style:family="text">
      <style:text-properties officeooo:rsid="013dd4cf"/>
    </style:style>
    <style:style style:name="T262" style:family="text">
      <style:text-properties officeooo:rsid="013e64b5"/>
    </style:style>
    <style:style style:name="T263" style:family="text">
      <style:text-properties officeooo:rsid="0144290e"/>
    </style:style>
    <style:style style:name="T264" style:family="text">
      <style:text-properties officeooo:rsid="0145f5c4"/>
    </style:style>
    <style:style style:name="T265" style:family="text">
      <style:text-properties officeooo:rsid="0148d28f"/>
    </style:style>
    <style:style style:name="T266" style:family="text">
      <style:text-properties officeooo:rsid="0149dd68"/>
    </style:style>
    <style:style style:name="T267" style:family="text">
      <style:text-properties officeooo:rsid="014e1249"/>
    </style:style>
    <style:style style:name="T268" style:family="text">
      <style:text-properties officeooo:rsid="014f9feb"/>
    </style:style>
    <style:style style:name="T269" style:family="text">
      <style:text-properties officeooo:rsid="01509af9"/>
    </style:style>
    <style:style style:name="T270" style:family="text">
      <style:text-properties officeooo:rsid="015290a2"/>
    </style:style>
    <style:style style:name="T271" style:family="text">
      <style:text-properties officeooo:rsid="0154a7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8" text:outline-level="1">The Story of Wenamun (P. Moscow 120)</text:h>
      <text:h text:style-name="Heading_20_2" text:outline-level="2"/>
      <text:h text:style-name="Heading_20_2" text:outline-level="2"/>
      <text:h text:style-name="P4" text:outline-level="2">Notes by Minh-Tâm Trinh</text:h>
      <text:p text:style-name="P5"/>
      <text:p text:style-name="P5"/>
      <text:p text:style-name="P5">I warmly thank Mary Becker, Galen Goldsmith, Dieter Hoffmann, Rachel McEnroe, Foy Scalf, Dawn Schreiner, and Eric Whitacre for their input.</text:p>
      <text:p text:style-name="P5"/>
      <text:p text:style-name="P5"/>
      <text:p text:style-name="P24">Glossing Conventions</text:p>
      <text:p text:style-name="P5"/>
      <text:p text:style-name="P5">(May not match the conventions in my older notes)</text:p>
      <text:p text:style-name="P5"/>
      <text:p text:style-name="P5">(<text:tab/>)<text:tab/>text omitted by the scribe, but implicitly understood</text:p>
      <text:p text:style-name="P21"><text:span text:style-name="T3">&lt;<text:tab/>&gt;<text:tab/></text:span>addition to fix a scribal<text:span text:style-name="T3"> error</text:span></text:p>
      <text:p text:style-name="P5">{<text:tab/>}<text:tab/>deletion to fix a scribal error</text:p>
      <text:p text:style-name="P5">[<text:tab/>]<text:tab/>addition to fix lacuna, or addition uncertain</text:p>
      <text:p text:style-name="P5"/>
      <text:p text:style-name="P5"/>
      <text:p text:style-name="P24">Sources</text:p>
      <text:p text:style-name="P5"/>
      <text:p text:style-name="P21"><text:span text:style-name="T3">[G]<text:tab/><text:tab/>V. “The Misfortunes of Wenamun.” </text:span><text:span text:style-name="T18">Late-Egyptian Stories. </text:span><text:span text:style-name="T3">Bibliotheca Aegyptiaca 1. Brussels: Fondation Égyptologique Reine Élisabeth (1932), 61–76.</text:span></text:p>
      <text:p text:style-name="P5"/>
      <text:p text:style-name="P21"><text:span text:style-name="T3">[R]<text:tab/><text:tab/>“P. Moscou 120; Ounamon ( = LESt 05).” </text:span><text:span text:style-name="T18">Ramses Online</text:span><text:span text:style-name="T3">. Accessed starting on 1/12/2025. </text:span><text:a xlink:type="simple" xlink:href="http://ramses.ulg.ac.be/text/legacy/188" text:style-name="Internet_20_link" text:visited-style-name="Visited_20_Internet_20_Link"><text:span text:style-name="Internet_20_link"><text:span text:style-name="T3">http://ramses.ulg.ac.be/text/legacy/188</text:span></text:span></text:a></text:p>
      <text:p text:style-name="P5"/>
      <text:p text:style-name="P5"/>
      <text:p text:style-name="P24">Other References</text:p>
      <text:p text:style-name="P24"/>
      <text:p text:style-name="P21"><text:span text:style-name="T3">[J]<text:tab/><text:tab/>F. Junge. </text:span><text:span text:style-name="T18">Late Egyptian Grammar: An Introduction</text:span><text:span text:style-name="T3">. 2nd English Ed. Trans. D. Warburton. Griffith Institute, Oxford (2005).</text:span></text:p>
      <text:p text:style-name="P5"/>
      <text:p text:style-name="P21"><text:span text:style-name="T3">[L]<text:tab/><text:tab/></text:span><text:span text:style-name="T18">A Dictionary of Late Egyptian</text:span><text:span text:style-name="T3">. Ed. L. H. Lesko. Collab. Ed. B. S. Lesko. 2nd Edition. </text:span><text:span text:style-name="T4">. </text:span><text:span text:style-name="T3">Vol</text:span><text:span text:style-name="T6">s</text:span><text:span text:style-name="T3">. I–</text:span><text:span text:style-name="T6">II</text:span><text:span text:style-name="T3">. B. C. Scribe Publications (2002).</text:span></text:p>
      <text:p text:style-name="P5"/>
      <text:p text:style-name="P21"><text:span text:style-name="T3">[Li]<text:tab/><text:tab/>“The Report of Wenamun (1.41): P. Moscow 120.” Trans. M. Lichtheim. In Part Seven of </text:span><text:span text:style-name="T18">Ancient Egyptian Literature</text:span><text:span text:style-name="T3">, Vol. II: </text:span><text:span text:style-name="T18">The New Kingdom.</text:span><text:span text:style-name="T3"> Berkeley: University of California Press (2006), 224–230.</text:span></text:p>
      <text:p text:style-name="P5"/>
      <text:p text:style-name="P21"><text:span text:style-name="T3">[Ro]<text:tab/><text:tab/>J. A. Roberson. “A Very Brief Introduction to Hieratic.” Rev. 1.0 (Spring 2018). </text:span><text:a xlink:type="simple" xlink:href="https://mqtrinh.github.io/other/egyptian/hieratic/roberson-j-a_very-brief-intro-to-hieratic.pdf" text:style-name="Internet_20_link" text:visited-style-name="Visited_20_Internet_20_Link"><text:span text:style-name="Internet_20_link"><text:span text:style-name="T3">https://mqtrinh.github.io/other/egyptian/hieratic/roberson-j-a_very-brief-intro-to-hieratic.pdf</text:span></text:span></text:a></text:p>
      <text:p text:style-name="P5"/>
      <text:p text:style-name="P21"><text:span text:style-name="T3">[TLA]<text:tab/><text:tab/>Thesaurus Linguae Aegyptiae. Version 2.2.0. Union of the German Academies of Sciences and Humanities.</text:span> <text:a xlink:type="simple" xlink:href="https://tla.digital/home" text:style-name="Internet_20_link" text:visited-style-name="Visited_20_Internet_20_Link"><text:span text:style-name="Internet_20_link"><text:span text:style-name="T3">https://tla.digital/home</text:span></text:span></text:a></text:p>
      <text:p text:style-name="P5"/>
      <text:p text:style-name="P21"><text:soft-page-break/><text:span text:style-name="T3">[W]<text:tab/><text:tab/>“The Report of Wenamon.” Trans. E. Wente. In </text:span><text:span text:style-name="T18">The Literature of Ancient Egypt</text:span><text:span text:style-name="T3">. Ed. W. K. Simpson. 3rd Ed. New Haven: Yale University Press (2003), 116–124.</text:span></text:p>
      <text:p text:style-name="P5"/>
      <text:p text:style-name="P5"/>
      <text:p text:style-name="P21"><text:span text:style-name="T24">Red</text:span><text:span text:style-name="T3"> denotes rubric text in P. Moscow 120.</text:span></text:p>
      <text:p text:style-name="P26">1/12/25</text:p>
      <text:p text:style-name="P25"/>
      <text:p text:style-name="P25"/>
      <text:p text:style-name="P21"><text:span text:style-name="T33">(1.1) </text:span><text:span text:style-name="T25">[Hsb.t] 5 Abd 4 Smw sw 16</text:span></text:p>
      <text:p text:style-name="P31"/>
      <text:p text:style-name="P32">hrw n wDy.(t) iir smsm hAy Wn-Imn n Pr Imn (1.2) [Nsw.t Nb] &amp;Awy</text:p>
      <text:p text:style-name="P32"/>
      <text:p text:style-name="P21"><text:span text:style-name="T33">r [ini.t tA] T.t n pA WiA aA ^psy n Imn-Ra Nsw.t Ntr.w nty Hr tp [</text:span><text:span text:style-name="T3">…</text:span><text:span text:style-name="T33">]</text:span></text:p>
      <text:p text:style-name="P32"/>
      <text:p text:style-name="P21"><text:span text:style-name="T33">(1.3) [</text:span><text:span text:style-name="T3">…</text:span><text:span text:style-name="T33">Imn]-Wsr-@A.t</text:span></text:p>
      <text:p text:style-name="P32"/>
      <text:p text:style-name="P32"/>
      <text:p text:style-name="P21"><text:span text:style-name="T26">(1.1) </text:span><text:span text:style-name="T24">[Regnal year] 5, month 4 of summer, day 16:</text:span><text:span text:style-name="T3"> </text:span></text:p>
      <text:p text:style-name="P5"/>
      <text:p text:style-name="P21"><text:span text:style-name="T3">Day of the departure that the elder [of the] portal [</text:span><text:span text:style-name="T18">idaafa</text:span><text:span text:style-name="T3">], Wenamun, made [</text:span><text:span text:style-name="T18">relative</text:span><text:span text:style-name="T3">] from the house of Amun, </text:span><text:span text:style-name="T26">(1.2)</text:span><text:span text:style-name="T3"> [Lord of] the Two Lands,</text:span></text:p>
      <text:p text:style-name="P5"/>
      <text:p text:style-name="P5">to [bring] the timber for the Great Venerable Bark of Amun-Re, King of the Gods, which is at the head […]</text:p>
      <text:p text:style-name="P5"/>
      <text:p text:style-name="P21"><text:span text:style-name="T26">(1.3)</text:span><text:span text:style-name="T3"> […Amun]-Userhat:</text:span></text:p>
      <text:p text:style-name="P5"/>
      <text:p text:style-name="P5"/>
      <text:p text:style-name="P25">1/26/25</text:p>
      <text:p text:style-name="P5"/>
      <text:p text:style-name="P5"/>
      <text:p text:style-name="P32">hrw n spr iir=i r +an.t r pA (1.4) [nty Ns-%w-BA-Nb]-+d &amp;i-nt-Imn im</text:p>
      <text:p text:style-name="P32"/>
      <text:p text:style-name="P32">iw=i (Hr) rdi.t n=w nA wxA.w n Imn-Ra Nsw.t Ntr.w</text:p>
      <text:p text:style-name="P32"/>
      <text:p text:style-name="P32">iw=w (1.5) (Hr) rdi.t aS.tw m-bAH=w</text:p>
      <text:p text:style-name="P32"/>
      <text:p text:style-name="P32">iw=w (Hr) Dd</text:p>
      <text:p text:style-name="P32"/>
      <text:p text:style-name="P32">ir.y sp-sn m pA Dd Imn-Ra Nsw.t Ntr.w pA- (1.6) [-y.n nb]</text:p>
      <text:p text:style-name="P5"/>
      <text:p text:style-name="P5"/>
      <text:p text:style-name="P21"><text:span text:style-name="T3">Day of my departing [“departing that I made”] to Djanet [Tanis], to the </text:span><text:span text:style-name="T26">(1.4)</text:span><text:span text:style-name="T3"> [place] in which Nesubanebdjed [“He of Banebdjed” = Smendes] [and] Tentamun are.</text:span></text:p>
      <text:p text:style-name="P5"/>
      <text:p text:style-name="P21"><text:span text:style-name="T3">I am giving [</text:span><text:span text:style-name="T18">first present?</text:span><text:span text:style-name="T3">] to them the dispatches [L </text:span><text:span text:style-name="T7">I.</text:span><text:span text:style-name="T3">110] of Amun-Re, King of the Gods.</text:span></text:p>
      <text:p text:style-name="P5"/>
      <text:p text:style-name="P21"><text:span text:style-name="T3">They </text:span><text:span text:style-name="T26">(1.5)</text:span><text:span text:style-name="T3"> are causing them to be read [L </text:span><text:span text:style-name="T7">I.</text:span><text:span text:style-name="T3">78] [</text:span><text:span text:style-name="T18">passive</text:span><text:span text:style-name="T3">] in front of them.</text:span></text:p>
      <text:p text:style-name="P5"/>
      <text:p text:style-name="P5">They say:</text:p>
      <text:p text:style-name="P5"/>
      <text:p text:style-name="P21"><text:span text:style-name="T3">Yes [L </text:span><text:span text:style-name="T7">I.</text:span><text:span text:style-name="T3">37] (said twice), as the speech of Amun-Re, King of the Gods, ou- </text:span><text:span text:style-name="T26">(1.6)</text:span><text:span text:style-name="T3"> [-r lord.]</text:span></text:p>
      <text:p text:style-name="P5"/>
      <text:p text:style-name="P5"/>
      <text:p text:style-name="P25"><text:soft-page-break/>2/9/25</text:p>
      <text:p text:style-name="P5"/>
      <text:p text:style-name="P5"/>
      <text:p text:style-name="P31">iw=i (Hr) iry.&lt;t&gt; &lt;r&gt;-SAa-&lt;r&gt; Abd 4 Smw</text:p>
      <text:p text:style-name="P32"/>
      <text:p text:style-name="P32">iw=i m-Xnw +an.t</text:p>
      <text:p text:style-name="P32"/>
      <text:p text:style-name="P32">iw Ns-%w-BA-Nb-+d (1.7) &amp;i-nt-Imn [Hr] wD.(t)=i irm Hr(y)-mnS Mngbt</text:p>
      <text:p text:style-name="P32"/>
      <text:p text:style-name="P21"><text:span text:style-name="T33">iw=i hAy r (1.8) pA ym aA n #Arw </text:span><text:span text:style-name="T25">n Abd 1 Smw Hrw 1</text:span></text:p>
      <text:p text:style-name="P32"/>
      <text:p text:style-name="P32">iw=i <text:span text:style-name="T164">(</text:span>Hr<text:span text:style-name="T164">)</text:span> spr +r wa dmi n (1.9) Tkr</text:p>
      <text:p text:style-name="P5"/>
      <text:p text:style-name="P5"/>
      <text:p text:style-name="P21"><text:span text:style-name="T24">I am staying until [TLA </text:span><text:span text:style-name="T25">r-SAa-r</text:span><text:span text:style-name="T24">] month 4 of summer</text:span></text:p>
      <text:p text:style-name="P5"/>
      <text:p text:style-name="P5">I was inside Djanet.</text:p>
      <text:p text:style-name="P5"/>
      <text:p text:style-name="P21"><text:span text:style-name="T3">Then Nesubanebdjed </text:span><text:span text:style-name="T26">(1.7)</text:span><text:span text:style-name="T3"> [and] Tentamun are sending me with the overseer [of the] ship [L </text:span><text:span text:style-name="T7">I.</text:span><text:span text:style-name="T3">189], Mengebet.</text:span></text:p>
      <text:p text:style-name="P5"/>
      <text:p text:style-name="P21"><text:span text:style-name="T3">Then I went down to </text:span><text:span text:style-name="T26">(1.8)</text:span><text:span text:style-name="T3"> the great sea of Kharu [Syria] </text:span><text:span text:style-name="T24">on month 1 of summer, day 1</text:span><text:span text:style-name="T3">.</text:span></text:p>
      <text:p text:style-name="P5"/>
      <text:p text:style-name="P21"><text:span text:style-name="T3">Then I was going to Djer [Dor], a village of </text:span><text:span text:style-name="T26">(1.9)</text:span><text:span text:style-name="T3"> fortified gate[s] [L </text:span><text:span text:style-name="T7">II.</text:span><text:span text:style-name="T3">236].</text:span></text:p>
      <text:p text:style-name="P5"/>
      <text:p text:style-name="P5"/>
      <text:p text:style-name="P5"/>
      <text:p text:style-name="P25">3/2/25</text:p>
      <text:p text:style-name="P5"/>
      <text:p text:style-name="P5"/>
      <text:p text:style-name="P32">iw Bdr pAy=f wr (Hr) rdi.t ini.tw n=i</text:p>
      <text:p text:style-name="P32"/>
      <text:p text:style-name="P21"><text:span text:style-name="T33">aqw 50 irp msx.t</text:span><text:span text:style-name="T43"> </text:span><text:span text:style-name="T33">(1.10) 1[?] mAs.t n iH 1</text:span></text:p>
      <text:p text:style-name="P32"/>
      <text:p text:style-name="P32">iw wa rmT n tAy br.t <text:span text:style-name="T164">(</text:span>Hr<text:span text:style-name="T164">)</text:span> wa.r</text:p>
      <text:p text:style-name="P32"/>
      <text:p text:style-name="P32">iw TAy=f nbw (1.11) [Tbw ir.(w) n] dbn 5 HD Tbw 4 ir(w) n dbn 20 HD arf dbn 10[?]</text:p>
      <text:p text:style-name="P5"/>
      <text:p text:style-name="P5"/>
      <text:p text:style-name="P5">Then Beder, its chief, was causing to be brought to me</text:p>
      <text:p text:style-name="P5"/>
      <text:p text:style-name="P21"><text:span text:style-name="T3">50 loaves of bread, a jug [L </text:span><text:span text:style-name="T8">I.</text:span><text:span text:style-name="T3">206] [of] wine, </text:span><text:span text:style-name="T26">(1.10)</text:span><text:span text:style-name="T3"> [and] one haunch [L </text:span><text:span text:style-name="T9">I.</text:span><text:span text:style-name="T3">177] of beef.</text:span></text:p>
      <text:p text:style-name="P5"/>
      <text:p text:style-name="P5">Then a man of the barge [? boat determinative] <text:span text:style-name="T164">was fleeing</text:span> [L <text:span text:style-name="T173">I.</text:span>95].</text:p>
      <text:p text:style-name="P5"/>
      <text:p text:style-name="P21"><text:span text:style-name="T3">Then he seized a bowlful [J 359] </text:span><text:span text:style-name="T26">(1.11)</text:span><text:span text:style-name="T3"> [of gold worth] 5 [</text:span><text:span text:style-name="T18">deben</text:span><text:span text:style-name="T3">], 4 bowlfuls of silver worth 20 </text:span><text:span text:style-name="T18">deben</text:span><text:span text:style-name="T3">, 20 sacks of money [silver?] weighing 10 [Ramses: 11?] </text:span><text:span text:style-name="T18">deben</text:span><text:span text:style-name="T3">.</text:span></text:p>
      <text:p text:style-name="P5"/>
      <text:p text:style-name="P5"/>
      <text:p text:style-name="P5"><text:soft-page-break/></text:p>
      <text:p text:style-name="P25">3/16/25</text:p>
      <text:p text:style-name="P5"/>
      <text:p text:style-name="P5"/>
      <text:p text:style-name="P21"><text:span text:style-name="T33">(1.12) [</text:span><text:span text:style-name="T3">…</text:span><text:span text:style-name="T33">pA iTA]=f nbw dbn 5 HD dbn 31</text:span></text:p>
      <text:p text:style-name="P32"/>
      <text:p text:style-name="P21"><text:span text:style-name="T33">iw=i </text:span><text:span text:style-name="T40">(Hr)</text:span><text:span text:style-name="T33"> dwn m tAy dwA.w</text:span></text:p>
      <text:p text:style-name="P32"/>
      <text:p text:style-name="P21"><text:span text:style-name="T33">iw=i </text:span><text:span text:style-name="T40">(Hr)</text:span><text:span text:style-name="T33"> Smi.t r (1.13) [pA] nty pA wr n im</text:span></text:p>
      <text:p text:style-name="P32"/>
      <text:p text:style-name="P32">iw=i Dd.n=f</text:p>
      <text:p text:style-name="P32"/>
      <text:p text:style-name="P32">tw iTAy.kwi tAy=k n mr xr mntk pA wr n pAy tA xr (1.14) mntk pAy=f smty</text:p>
      <text:p text:style-name="P32"/>
      <text:p text:style-name="P32">wxA pAy=i HD</text:p>
      <text:p text:style-name="P32"/>
      <text:p text:style-name="P32">iA ir pA HD ny-sw Imn-Ra (1.15) Nsw.t Ntr.w pA Nb n NA &amp;A.wy</text:p>
      <text:p text:style-name="P5"/>
      <text:p text:style-name="P5"/>
      <text:p text:style-name="P21"><text:span text:style-name="T26">(1.12)</text:span><text:span text:style-name="T3"> […that stolen by] him: 5 deben of gold, 31 deben of silver.</text:span></text:p>
      <text:p text:style-name="P5"/>
      <text:p text:style-name="P5">Then I recovered [L <text:span text:style-name="T173">II.</text:span>243] in the morning.</text:p>
      <text:p text:style-name="P5"/>
      <text:p text:style-name="P21"><text:span text:style-name="T3">Then I went to [“against”] </text:span><text:span text:style-name="T26">(1.13)</text:span><text:span text:style-name="T3"> the one which [is] that chief [“of”] there.</text:span></text:p>
      <text:p text:style-name="P5"/>
      <text:p text:style-name="P5">Then I said to him:</text:p>
      <text:p text:style-name="P5"/>
      <text:p text:style-name="P21"><text:span text:style-name="T3">I was robbed [L </text:span><text:span text:style-name="T10">I.</text:span><text:span text:style-name="T3">224] [stative as passive] in your harbor, and, you are chief of the land, and, </text:span><text:span text:style-name="T26">(1.14)</text:span><text:span text:style-name="T3"> you are its judge [L </text:span><text:span text:style-name="T10">II.</text:span><text:span text:style-name="T3">45].</text:span></text:p>
      <text:p text:style-name="P5"/>
      <text:p text:style-name="P5">Look for my money!</text:p>
      <text:p text:style-name="P5"/>
      <text:p text:style-name="P21"><text:span text:style-name="T3">Ah [L </text:span><text:span text:style-name="T11">I.</text:span><text:span text:style-name="T3">11], as for [L </text:span><text:span text:style-name="T11">I.</text:span><text:span text:style-name="T3">37] the money that [is] of Amun-Re, </text:span><text:span text:style-name="T26">(1.15)</text:span><text:span text:style-name="T3"> King of the Gods, the Lord of the Two Lands,</text:span></text:p>
      <text:p text:style-name="P5"/>
      <text:p text:style-name="P5"/>
      <text:p text:style-name="P25">3/30/25</text:p>
      <text:p text:style-name="P5"/>
      <text:p text:style-name="P5"/>
      <text:p text:style-name="P32">ny-sw Ny-[%]w-BA-Nb-+d</text:p>
      <text:p text:style-name="P32"/>
      <text:p text:style-name="P32">ny-sw Hr @ri-@r pAy nb nA ktx.w (1.16) aAy.w n Kmt</text:p>
      <text:p text:style-name="P32"/>
      <text:p text:style-name="P32">mntk sw</text:p>
      <text:p text:style-name="P32"/>
      <text:p text:style-name="P32">ny-sw WArt</text:p>
      <text:p text:style-name="P32"/>
      <text:p text:style-name="P32">ns-sw.t MkAmar</text:p>
      <text:p text:style-name="P32"/>
      <text:p text:style-name="P32">ns-sw.t *AkAr-</text:p>
      <text:p text:style-name="P32"/>
      <text:p text:style-name="P32"><text:soft-page-break/>(1.17) -bar pA wr n KpnA</text:p>
      <text:p text:style-name="P32"/>
      <text:p text:style-name="P32">iw=f Dd.n=i</text:p>
      <text:p text:style-name="P32"/>
      <text:p text:style-name="P32">[i]n dns=k</text:p>
      <text:p text:style-name="P32"/>
      <text:p text:style-name="P32">[i]n mnxt=k</text:p>
      <text:p text:style-name="P5"/>
      <text:p text:style-name="P5"/>
      <text:p text:style-name="P5">it [is] of Nesubanebdjed.</text:p>
      <text:p text:style-name="P5"/>
      <text:p text:style-name="P21"><text:span text:style-name="T3">It [is] of Smendes, my lord, [and] the other [L </text:span><text:span text:style-name="T11">I.</text:span><text:span text:style-name="T3">179] </text:span><text:span text:style-name="T26">(1.16)</text:span><text:span text:style-name="T3"> great ones of Egypt.</text:span></text:p>
      <text:p text:style-name="P5"/>
      <text:p text:style-name="P5">It [is] yours.</text:p>
      <text:p text:style-name="P5"/>
      <text:p text:style-name="P21"><text:span text:style-name="T3">It [is] of [why spelled </text:span><text:span text:style-name="T33">-sw.t</text:span><text:span text:style-name="T3">?] Mekamar.</text:span></text:p>
      <text:p text:style-name="P5"/>
      <text:p text:style-name="P5">It [is] of Takar-</text:p>
      <text:p text:style-name="P5"/>
      <text:p text:style-name="P21"><text:span text:style-name="T26">(1.17)</text:span><text:span text:style-name="T3"> -bar, the chief of Kepna [Byblos].</text:span></text:p>
      <text:p text:style-name="P5"/>
      <text:p text:style-name="P5">Then he said to me:</text:p>
      <text:p text:style-name="P5"/>
      <text:p text:style-name="P5">Are you serious [“heavy”] [L <text:span text:style-name="T174">II.</text:span>251]?</text:p>
      <text:p text:style-name="P5"/>
      <text:p text:style-name="P5">[Or] are you joking [L <text:span text:style-name="T174">I.</text:span>189]?</text:p>
      <text:p text:style-name="P5"/>
      <text:p text:style-name="P5"/>
      <text:p text:style-name="P25">4/13/25</text:p>
      <text:p text:style-name="P5"/>
      <text:p text:style-name="P5"/>
      <text:p text:style-name="P32">xr ptr bw iri=i (1.18) am n tAy wSb.t DD=k n=i</text:p>
      <text:p text:style-name="P32"/>
      <text:p text:style-name="P32">hn [pA] iTAy iw ns-sw pAy=i tA pA hAy (1.19) r tAy=k br</text:p>
      <text:p text:style-name="P32"/>
      <text:p text:style-name="P32">mtw=f TAy pAy=k HD </text:p>
      <text:p text:style-name="P32"/>
      <text:p text:style-name="P32">wn iw=i [r] DbA=f n=k m pAy wDA</text:p>
      <text:p text:style-name="P32"/>
      <text:p text:style-name="P32">SAa=w (1.20) gmi.t pAy=k iTAy</text:p>
      <text:p text:style-name="P32"/>
      <text:p text:style-name="P32">yA ir pA iTAy i-TAy tw</text:p>
      <text:p text:style-name="P32"/>
      <text:p text:style-name="P32">mntk sw ns-sw (1.21) tAyk br</text:p>
      <text:p text:style-name="P5"/>
      <text:p text:style-name="P5"/>
      <text:p text:style-name="P21"><text:span text:style-name="T3">but look, I cannot </text:span><text:span text:style-name="T26">(1.18)</text:span><text:span text:style-name="T3"> understand [“to”] this request that you say to me.</text:span></text:p>
      <text:p text:style-name="P5"/>
      <text:p text:style-name="P21"><text:span text:style-name="T3">If [L </text:span><text:span text:style-name="T12">I.</text:span><text:span text:style-name="T3">289] the thief [L </text:span><text:span text:style-name="T12">I.</text:span><text:span text:style-name="T3">53] [were] of my land, that went down </text:span><text:span text:style-name="T26">(1.19)</text:span><text:span text:style-name="T3"> toward your ship [L </text:span><text:span text:style-name="T12">I.</text:span><text:span text:style-name="T3">136],</text:span></text:p>
      <text:p text:style-name="P5"/>
      <text:p text:style-name="P5"><text:soft-page-break/>and he had stolen your money,</text:p>
      <text:p text:style-name="P5"/>
      <text:p text:style-name="P5">I would replace it for you, of[?] the storehouse [L <text:span text:style-name="T175">I.</text:span>121].</text:p>
      <text:p text:style-name="P5"/>
      <text:p text:style-name="P21"><text:span text:style-name="T3">until [L </text:span><text:span text:style-name="T12">II.</text:span><text:span text:style-name="T3">107] </text:span><text:span text:style-name="T26">(1.20)</text:span><text:span text:style-name="T3"> the finding [of] your thief.</text:span></text:p>
      <text:p text:style-name="P5"/>
      <text:p text:style-name="P23"><text:span text:style-name="T3">[But] truly [L </text:span><text:span text:style-name="T12">I.</text:span><text:span text:style-name="T3">11], as for [L </text:span><text:span text:style-name="T12">I.</text:span><text:span text:style-name="T3">37] the thief that robbed [prosthetic </text:span><text:span text:style-name="T33">i-</text:span><text:span text:style-name="T3"> for relative] you,</text:span></text:p>
      <text:p text:style-name="P9"/>
      <text:p text:style-name="P23"><text:span text:style-name="T3">he is of </text:span><text:span text:style-name="T26">(1.21)</text:span><text:span text:style-name="T3"> your ship.</text:span></text:p>
      <text:p text:style-name="P5"/>
      <text:p text:style-name="P5"/>
      <text:p text:style-name="P25">4/27/25</text:p>
      <text:p text:style-name="P5"/>
      <text:p text:style-name="P5"/>
      <text:p text:style-name="P32">i-ir nhy hrw.w d(y) r qr=i</text:p>
      <text:p text:style-name="P32"/>
      <text:p text:style-name="P21"><text:span text:style-name="T33">wxA</text:span><text:span text:style-name="T34">=</text:span><text:span text:style-name="T33">i sw</text:span></text:p>
      <text:p text:style-name="P32"/>
      <text:p text:style-name="P21"><text:span text:style-name="T33">iw=i </text:span><text:span text:style-name="T40">(Hr)</text:span><text:span text:style-name="T33"> iry.t hrw 9</text:span></text:p>
      <text:p text:style-name="P32"/>
      <text:p text:style-name="P21"><text:span text:style-name="T33">iw=i mni</text:span><text:span text:style-name="T42">.tw</text:span><text:span text:style-name="T44"> (1.22) [</text:span><text:span text:style-name="T33">Hr] tAy=f mr</text:span></text:p>
      <text:p text:style-name="P32"/>
      <text:p text:style-name="P21"><text:span text:style-name="T33">iw=i </text:span><text:span text:style-name="T40">(Hr)</text:span><text:span text:style-name="T33"> Smi.t r-qr=f</text:span></text:p>
      <text:p text:style-name="P32"/>
      <text:p text:style-name="P21"><text:span text:style-name="T33">iw=i </text:span><text:span text:style-name="T40">(Hr)</text:span><text:span text:style-name="T33"> DD n=f</text:span></text:p>
      <text:p text:style-name="P32"/>
      <text:p text:style-name="P70"><text:span text:style-name="T33">mk bw-pw=k gm</text:span><text:span text:style-name="T35">y</text:span><text:span text:style-name="T33">.(t) pAy=i HD</text:span></text:p>
      <text:p text:style-name="P33"/>
      <text:p text:style-name="P71"><text:span text:style-name="T37">(1.23) </text:span><text:span text:style-name="T59">[…]</text:span><text:span text:style-name="T33">=k wi </text:span><text:span text:style-name="T40">[</text:span><text:span text:style-name="T36">ir</text:span><text:span text:style-name="T40">]</text:span><text:span text:style-name="T36">m </text:span><text:span text:style-name="T40">[</text:span><text:span text:style-name="T36">nAy</text:span><text:span text:style-name="T40">]</text:span><text:span text:style-name="T36"> hr</text:span><text:span text:style-name="T40">[</text:span><text:span text:style-name="T36">y.</text:span><text:span text:style-name="T39">w]</text:span><text:span text:style-name="T38"> mnS</text:span><text:span text:style-name="T40"> irm nA</text:span><text:span text:style-name="T41">.w</text:span><text:span text:style-name="T40"> Sm &lt;r&gt; [ym]</text:span></text:p>
      <text:p text:style-name="P5"/>
      <text:p text:style-name="P5"/>
      <text:p text:style-name="P21"><text:span text:style-name="T3">Spend [prosthetic </text:span><text:span text:style-name="T33">i-</text:span><text:span text:style-name="T3"> for imperative] a few [L </text:span><text:span text:style-name="T13">I.</text:span><text:span text:style-name="T3">240] days here [L </text:span><text:span text:style-name="T13">II.</text:span><text:span text:style-name="T3">241] next to [L </text:span><text:span text:style-name="T14">II.</text:span><text:span text:style-name="T3">155] me.</text:span></text:p>
      <text:p text:style-name="P5"/>
      <text:p text:style-name="P5">I will se<text:span text:style-name="T57">ek</text:span> him.</text:p>
      <text:p text:style-name="P5"/>
      <text:p text:style-name="P5">[Then] I am spending 9 days;</text:p>
      <text:p text:style-name="P5"/>
      <text:p text:style-name="P22"><text:span text:style-name="T3">I am mooring </text:span><text:span text:style-name="T5">[</text:span><text:span text:style-name="T60">tw</text:span><text:span text:style-name="T5"> as stative marker] </text:span><text:span text:style-name="T26">(1.22)</text:span><text:span text:style-name="T3"> [in] his harbor</text:span><text:span text:style-name="T5"> [L </text:span><text:span text:style-name="T14">II.</text:span><text:span text:style-name="T5">192; not </text:span><text:span text:style-name="T60">mry.t</text:span><text:span text:style-name="T5"> on L </text:span><text:span text:style-name="T14">I.</text:span><text:span text:style-name="T5">193]</text:span><text:span text:style-name="T3">;</text:span></text:p>
      <text:p text:style-name="P5"/>
      <text:p text:style-name="P5">I am going [around] next to him.</text:p>
      <text:p text:style-name="P5"/>
      <text:p text:style-name="P5">[Then] I am saying to him:</text:p>
      <text:p text:style-name="P5"/>
      <text:p text:style-name="P11">Look, there is no finding by you [of] my money.</text:p>
      <text:p text:style-name="P11"/>
      <text:p text:style-name="P28">(1.23)<text:span text:style-name="T50"> </text:span><text:span text:style-name="T51">[…</text:span><text:span text:style-name="T52">] [you</text:span><text:span text:style-name="T51">…]</text:span><text:span text:style-name="T52"> me with</text:span><text:span text:style-name="T53"> those </text:span><text:span text:style-name="T54">captains [of] the ships [L </text:span><text:span text:style-name="T56">I.</text:span><text:span text:style-name="T54">189], with those</text:span><text:span text:style-name="T55"> that go [by] sea.</text:span></text:p>
      <text:p text:style-name="P5"/>
      <text:p text:style-name="P5"/>
      <text:p text:style-name="P25"><text:soft-page-break/>5/1<text:span text:style-name="T71">8</text:span>/25</text:p>
      <text:p text:style-name="P5"/>
      <text:p text:style-name="P5"/>
      <text:p text:style-name="P34">iw=f (Hr) Dd n=i</text:p>
      <text:p text:style-name="P34"/>
      <text:p text:style-name="P35">gr <text:span text:style-name="T73">[</text:span>tw<text:span text:style-name="T73">]</text:span><text:span text:style-name="T74"> (1.24)</text:span> <text:span text:style-name="T75">[…] </text:span><text:span text:style-name="T63">[</text:span><text:span text:style-name="T65">sD]</text:span><text:span text:style-name="T64">m </text:span><text:span text:style-name="T65">pA […] [sD]m tA[y=i md.t]</text:span></text:p>
      <text:p text:style-name="P72"/>
      <text:p text:style-name="P36"><text:span text:style-name="T65">[…</text:span><text:span text:style-name="T58">]i Dd=i n=k</text:span></text:p>
      <text:p text:style-name="P36"/>
      <text:p text:style-name="P37">iw m ir<text:span text:style-name="T76">[</text:span><text:span text:style-name="T84">i</text:span><text:span text:style-name="T76">…] </text:span><text:span text:style-name="T84">(1.25) </text:span><text:span text:style-name="T85">[…]</text:span><text:span text:style-name="T76"> </text:span><text:span text:style-name="T77">[</text:span><text:span text:style-name="T76">pA</text:span><text:span text:style-name="T77">] nty.iw=k </text:span><text:span text:style-name="T78">i[m]</text:span></text:p>
      <text:p text:style-name="P37"/>
      <text:p text:style-name="P38"><text:span text:style-name="T78">iw=k </text:span><text:span text:style-name="T87">(r)</text:span><text:span text:style-name="T78"> [</text:span><text:span text:style-name="T81">mH</text:span><text:span text:style-name="T78"> m n]Ay.w</text:span><text:span text:style-name="T76"> </text:span><text:span text:style-name="T78">k</text:span><text:span text:style-name="T82">r</text:span><text:span text:style-name="T78">[…-.</text:span><text:span text:style-name="T82">w</text:span><text:span text:style-name="T79">] </text:span><text:span text:style-name="T80">mtw=k </text:span><text:span text:style-name="T81">mH</text:span><text:span text:style-name="T80"> mi […]</text:span></text:p>
      <text:p text:style-name="P38"/>
      <text:p text:style-name="P38"><text:span text:style-name="T87">(1.26) </text:span><text:span text:style-name="T90">Saa.w Smi.t (r) wxA pAy.w iTAy </text:span><text:span text:style-name="T91">i-TAi </text:span><text:span text:style-name="T92">(sn) […]</text:span></text:p>
      <text:p text:style-name="P5"/>
      <text:p text:style-name="P5"/>
      <text:p text:style-name="P12">[Then] he is saying to me:</text:p>
      <text:p text:style-name="P12"/>
      <text:p text:style-name="P13">You [be] quiet! <text:span text:style-name="T27">(1.24)</text:span> […] <text:span text:style-name="T83">[hea]r the […] [hea]r the[se words of mine].</text:span></text:p>
      <text:p text:style-name="P13"/>
      <text:p text:style-name="P14">[…] I am saying to you:</text:p>
      <text:p text:style-name="P14"/>
      <text:p text:style-name="P15">Do not d[o…] <text:span text:style-name="T27">(1.25)</text:span> <text:span text:style-name="T85">[…] </text:span><text:span text:style-name="T86">[</text:span>that<text:span text:style-name="T86">]</text:span> wh<text:span text:style-name="T86">ere you are [“which you are therein”].</text:span></text:p>
      <text:p text:style-name="P15"/>
      <text:p text:style-name="P16">You <text:span text:style-name="T88">(</text:span>will<text:span text:style-name="T88">)</text:span> <text:span text:style-name="T88">[</text:span>seize <text:span text:style-name="T89">in </text:span>th]eir <text:span text:style-name="T89">boa[ts] and seize like[?] […]</text:span></text:p>
      <text:p text:style-name="P16"/>
      <text:p text:style-name="P16"><text:span text:style-name="T27">(1.26)</text:span> <text:span text:style-name="T90">They began to go [to] seek their thief, </text:span><text:span text:style-name="T93">which took […] </text:span><text:span text:style-name="T95">[</text:span><text:span text:style-name="T20">many lacunae</text:span><text:span text:style-name="T95">]</text:span></text:p>
      <text:p text:style-name="P16"/>
      <text:p text:style-name="P7"/>
      <text:p text:style-name="P27"><text:span text:style-name="T72">6</text:span>/1/25</text:p>
      <text:p text:style-name="P6"/>
      <text:p text:style-name="P6"/>
      <text:p text:style-name="P68"><text:span text:style-name="T151">[</text:span><text:span text:style-name="T152">skipping ahead:</text:span><text:span text:style-name="T153">] </text:span><text:span text:style-name="T66">(1.30) </text:span><text:span text:style-name="T67">[b]r</text:span><text:span text:style-name="T68">.t</text:span></text:p>
      <text:p text:style-name="P73"/>
      <text:p text:style-name="P39"><text:span text:style-name="T58">iw=i (Hr)</text:span><text:span text:style-name="T68"> </text:span><text:span text:style-name="T58">gmy HD </text:span><text:span text:style-name="T68">dbn</text:span><text:span text:style-name="T58"> 30 im=s</text:span></text:p>
      <text:p text:style-name="P39"/>
      <text:p text:style-name="P39">iw=i (Hr)<text:span text:style-name="T103"> </text:span>mH im[.w <text:s/><text:span text:style-name="T78">…</text:span><text:span text:style-name="T97">]</text:span></text:p>
      <text:p text:style-name="P39"/>
      <text:p text:style-name="P40">(1.31) <text:span text:style-name="T98">pAy.tn </text:span><text:span text:style-name="T105">HD</text:span></text:p>
      <text:p text:style-name="P40"/>
      <text:p text:style-name="P41"><text:span text:style-name="T98">iw=f </text:span><text:span text:style-name="T106">wAH</text:span><text:span text:style-name="T99"> m-di</text:span><text:span text:style-name="T106">=i</text:span><text:span text:style-name="T99"> </text:span><text:span text:style-name="T156">(r)</text:span><text:span text:style-name="T155">-</text:span><text:span text:style-name="T99">sxA [</text:span><text:span text:style-name="T156">r</text:span><text:span text:style-name="T99">] </text:span><text:span text:style-name="T156">i-</text:span><text:span text:style-name="T99">ir</text:span><text:span text:style-name="T156">i</text:span><text:span text:style-name="T99">.</text:span><text:span text:style-name="T156">t</text:span><text:span text:style-name="T99"> tn gmy.</text:span><text:span text:style-name="T156">t</text:span><text:span text:style-name="T99"> </text:span><text:span text:style-name="T100">pA [</text:span><text:span text:style-name="T78">…</text:span><text:span text:style-name="T100">] (1.32) </text:span><text:span text:style-name="T102">iT</text:span><text:span text:style-name="T101">Ay sw</text:span></text:p>
      <text:p text:style-name="P41"/>
      <text:p text:style-name="P41"><text:span text:style-name="T101">bw-pw </text:span><text:span text:style-name="T102">iTA[y] tn</text:span></text:p>
      <text:p text:style-name="P41"/>
      <text:p text:style-name="P42">iw=i r iTA=f <text:span text:style-name="T162">wpw m</text:span><text:span text:style-name="T165">n</text:span><text:span text:style-name="T162">tn iw […</text:span><text:span text:style-name="T165">w</text:span><text:span text:style-name="T162">]</text:span><text:span text:style-name="T165">=</text:span><text:span text:style-name="T162">i</text:span><text:span text:style-name="T165">[?]</text:span><text:span text:style-name="T162"> r </text:span><text:span text:style-name="T163">[…]</text:span></text:p>
      <text:p text:style-name="P43"/>
      <text:p text:style-name="P44">(1.33) iw=w <text:span text:style-name="T167">(Hr) </text:span>Smi.t n=w</text:p>
      <text:p text:style-name="P44"/>
      <text:p text:style-name="P44">iw=i <text:span text:style-name="T169">(Hr) </text:span>Hb.t n=i […] <text:span text:style-name="T170">i</text:span>m<text:span text:style-name="T170">A</text:span>w <text:span text:style-name="T171">[Hr] </text:span>sp.<text:span text:style-name="T171">t [n]</text:span> pA <text:span text:style-name="T171">ym </text:span><text:span text:style-name="T172">[m] tA mry.t n Kpny</text:span></text:p>
      <text:p text:style-name="P44"/>
      <text:p text:style-name="P45">iw [<text:span text:style-name="T163">…</text:span>] (1.34) [<text:span text:style-name="T163">…</text:span>] Imn-<text:span text:style-name="T177">t</text:span>A-<text:span text:style-name="T177">M</text:span>i.t</text:p>
      <text:p text:style-name="P45"><text:soft-page-break/></text:p>
      <text:p text:style-name="P46">iw=i <text:span text:style-name="T178">(Hr) r</text:span>di.t <text:span text:style-name="T178">x.wt</text:span>=f m-<text:span text:style-name="T178">Xnw</text:span>=f</text:p>
      <text:p text:style-name="P46"/>
      <text:p text:style-name="P47">iw pA wr n Kpny <text:span text:style-name="T179">hAb n=i r Dd</text:span></text:p>
      <text:p text:style-name="P47"/>
      <text:p text:style-name="P48">i-r<text:span text:style-name="T190">w</text:span><text:span text:style-name="T191">i</text:span><text:span text:style-name="T190"> </text:span>tw<text:span text:style-name="T190">=k</text:span> m (1.35) <text:span text:style-name="T180">tAy mry.t</text:span></text:p>
      <text:p text:style-name="P48"/>
      <text:p text:style-name="P49">iw=i (Hr) hAb n=f <text:span text:style-name="T181">r Dd</text:span></text:p>
      <text:p text:style-name="P49"/>
      <text:p text:style-name="P50">i-i[r] [<text:span text:style-name="T163">…</text:span>] tn<text:span text:style-name="T192">w</text:span> <text:span text:style-name="T182">[</text:span><text:span text:style-name="T163">…</text:span><text:span text:style-name="T182">] [n </text:span><text:span text:style-name="T163">…</text:span><text:span text:style-name="T182">]=i[?] (Hr) Sm[i.t]</text:span></text:p>
      <text:p text:style-name="P50"/>
      <text:p text:style-name="P52"><text:span text:style-name="T182">(1.36) [</text:span><text:span text:style-name="T163">…</text:span><text:span text:style-name="T182">] </text:span><text:span text:style-name="T183">ir [</text:span><text:span text:style-name="T163">…</text:span><text:span text:style-name="T183">] r </text:span><text:span text:style-name="T193">Xni</text:span><text:span text:style-name="T196">(</text:span><text:span text:style-name="T198">=</text:span><text:span text:style-name="T196">i)</text:span><text:span text:style-name="T193"> </text:span><text:span text:style-name="T194">tw</text:span></text:p>
      <text:p text:style-name="P52"/>
      <text:p text:style-name="P52"><text:span text:style-name="T183">im</text:span><text:span text:style-name="T195">i</text:span><text:span text:style-name="T193"> </text:span><text:span text:style-name="T183">T</text:span><text:span text:style-name="T200">A</text:span><text:span text:style-name="T197">y</text:span><text:span text:style-name="T196">(</text:span><text:span text:style-name="T198">=</text:span><text:span text:style-name="T196">i)</text:span><text:span text:style-name="T183"> (1.37) </text:span><text:span text:style-name="T184">tw r Km</text:span><text:span text:style-name="T199">[</text:span><text:span text:style-name="T184">.t </text:span><text:span text:style-name="T198">an</text:span><text:span text:style-name="T199">]</text:span><text:span text:style-name="T202"> </text:span></text:p>
      <text:p text:style-name="P51"/>
      <text:p text:style-name="P53">iw=i <text:span text:style-name="T200">(Hr</text:span><text:span text:style-name="T201">)</text:span> <text:span text:style-name="T201">iri.t </text:span>hr.w 29 n tAy=f mry.t</text:p>
      <text:p text:style-name="P53"/>
      <text:p text:style-name="P53"><text:span text:style-name="T204">[</text:span>iw<text:span text:style-name="T204">] </text:span>i-ir=f<text:span text:style-name="T185"> nw </text:span><text:span text:style-name="T203">(Hr) </text:span><text:span text:style-name="T185">hAb n=i m</text:span><text:span text:style-name="T204">-</text:span><text:span text:style-name="T185">mnt r Dd</text:span></text:p>
      <text:p text:style-name="P53"/>
      <text:p text:style-name="P55">i<text:span text:style-name="T205">-</text:span>r<text:span text:style-name="T205">wi</text:span> (1.38)<text:span text:style-name="T186"> tw=k</text:span><text:span text:style-name="T207"> [m]</text:span><text:span text:style-name="T186"> tAy=i mry.t</text:span></text:p>
      <text:p text:style-name="P55"/>
      <text:p text:style-name="P55"><text:span text:style-name="T187">xr</text:span><text:span text:style-name="T205">-ir</text:span><text:span text:style-name="T187"> sw </text:span><text:span text:style-name="T206">(Hr) w</text:span><text:span text:style-name="T187">dn </text:span><text:span text:style-name="T206">[n] </text:span><text:span text:style-name="T187">nAy=f ntr.w</text:span></text:p>
      <text:p text:style-name="P54"/>
      <text:p text:style-name="P56">iw pA ntr <text:span text:style-name="T208">(Hr) </text:span>tA<text:span text:style-name="T208">y.t</text:span> <text:span text:style-name="T208">w</text:span>a<text:span text:style-name="T208"> a</text:span>Dd<text:span text:style-name="T209"> aA [m]</text:span><text:span text:style-name="T188"> nAy=f (1.39) aDd</text:span><text:span text:style-name="T209">.w</text:span><text:span text:style-name="T189"> aA.w</text:span></text:p>
      <text:p text:style-name="P57"/>
      <text:p text:style-name="P58">iw=f <text:span text:style-name="T210">(Hr) rdi.t=f [m]</text:span> xAw.t</text:p>
      <text:p text:style-name="P58"/>
      <text:p text:style-name="P59">iw=f (Hr) Dd.n=f</text:p>
      <text:p text:style-name="P59"/>
      <text:p text:style-name="P59">in pA ntr r<text:span text:style-name="T211">-</text:span>Hr<text:span text:style-name="T211">y</text:span></text:p>
      <text:p text:style-name="P59"/>
      <text:p text:style-name="P59">in pA<text:span text:style-name="T212"> wpwty nty xr=f</text:span></text:p>
      <text:p text:style-name="P6"/>
      <text:p text:style-name="P6"/>
      <text:p text:style-name="P7"><text:span text:style-name="T94">[</text:span><text:span text:style-name="T21">skipping ahead:</text:span><text:span text:style-name="T96">]</text:span><text:span text:style-name="T94"> </text:span><text:span text:style-name="T28">(1.30)</text:span><text:span text:style-name="T94"> </text:span><text:span text:style-name="T103">[</text:span><text:span text:style-name="T94">…</text:span><text:span text:style-name="T103">b]arge.</text:span></text:p>
      <text:p text:style-name="P7"/>
      <text:p text:style-name="P17">Then I am finding 30 <text:span text:style-name="T19">deben</text:span> of silver in it.</text:p>
      <text:p text:style-name="P17"/>
      <text:p text:style-name="P8"><text:span text:style-name="T104">Then I am grasping </text:span><text:span text:style-name="T107">t</text:span><text:span text:style-name="T109">he[m</text:span><text:span text:style-name="T117">]</text:span><text:span text:style-name="T109"> </text:span><text:span text:style-name="T117">[</text:span><text:span text:style-name="T110">…</text:span><text:span text:style-name="T109">]</text:span></text:p>
      <text:p text:style-name="P86"/>
      <text:p text:style-name="P18"><text:span text:style-name="T111">(1.31)</text:span><text:span text:style-name="T108"> my money,</text:span></text:p>
      <text:p text:style-name="P18"/>
      <text:p text:style-name="P19"><text:span text:style-name="T157">t</text:span>hen he <text:span text:style-name="T154">stay</text:span><text:span text:style-name="T157">s</text:span><text:span text:style-name="T154"> at my side, </text:span><text:span text:style-name="T157">until [prosthetic </text:span><text:span text:style-name="T69">-i</text:span><text:span text:style-name="T157"> for relative] making the finding of the </text:span><text:span text:style-name="T158">[…] </text:span><text:span text:style-name="T29">(1.32)</text:span><text:span text:style-name="T161"> </text:span><text:span text:style-name="T158">thief, </text:span><text:span text:style-name="T159">him</text:span><text:span text:style-name="T160">[?]</text:span><text:span text:style-name="T159">.</text:span></text:p>
      <text:p text:style-name="P19"/>
      <text:p text:style-name="Standard">You weren’t robbed [“There was not robbing of you”].</text:p>
      <text:p text:style-name="Standard"/>
      <text:p text:style-name="Standard">I would[?] seize him <text:span text:style-name="T166">but </text:span><text:span text:style-name="T168">[L </text:span><text:span text:style-name="T176">I.</text:span><text:span text:style-name="T168">99]</text:span><text:span text:style-name="T166"> you [</text:span><text:span text:style-name="T110">…</text:span><text:span text:style-name="T118">] I [</text:span><text:span text:style-name="T110">…</text:span><text:span text:style-name="T118">]</text:span></text:p>
      <text:p text:style-name="P87"/>
      <text:p text:style-name="P20"><text:span text:style-name="T27">(1.33)</text:span> Then they were going to them.</text:p>
      <text:p text:style-name="P20"/>
      <text:p text:style-name="P74"><text:soft-page-break/>Then I am holding celebration [L <text:span text:style-name="T176">I.</text:span>307] <text:span text:style-name="T171">for myself [</text:span><text:span text:style-name="T110">…</text:span><text:span text:style-name="T119">] </text:span><text:span text:style-name="T120">pavilion</text:span><text:span text:style-name="T119"> [L </text:span><text:span text:style-name="T122">I.</text:span><text:span text:style-name="T120">29]</text:span><text:span text:style-name="T119">, </text:span><text:span text:style-name="T120">[on] the coastline [“border”, “rim”] [L </text:span><text:span text:style-name="T122">II.</text:span><text:span text:style-name="T120">31] [of] the sea </text:span><text:span text:style-name="T121">of Byblos.</text:span></text:p>
      <text:p text:style-name="P105"/>
      <text:p text:style-name="P74"><text:span text:style-name="T108">Then </text:span><text:span text:style-name="T148">[</text:span><text:span text:style-name="T124">…</text:span><text:span text:style-name="T125">] </text:span><text:span text:style-name="T113">(1.34)</text:span><text:span text:style-name="T126"> Amun-of-the-Road.</text:span></text:p>
      <text:p text:style-name="P88"/>
      <text:p text:style-name="P74"><text:span text:style-name="T126">I </text:span><text:span text:style-name="T123">am placing his goods in its interior.</text:span></text:p>
      <text:p text:style-name="P89"/>
      <text:p text:style-name="P75"><text:span text:style-name="T123">Then the chief of Byblos is </text:span><text:span text:style-name="T127">writing </text:span><text:span text:style-name="T128">[L I.286] </text:span><text:span text:style-name="T127">to me, saying:</text:span></text:p>
      <text:p text:style-name="P90"/>
      <text:p text:style-name="P76"><text:span text:style-name="T130">Banish</text:span><text:span text:style-name="T123"> </text:span><text:span text:style-name="T129">[prosthetic </text:span><text:span text:style-name="T61">-i</text:span><text:span text:style-name="T129"> for imperative] </text:span><text:span text:style-name="T123">[L </text:span><text:span text:style-name="T129">I.</text:span><text:span text:style-name="T130">267</text:span><text:span text:style-name="T123">] yourself </text:span><text:span text:style-name="T112">(1.35)</text:span><text:span text:style-name="T123"> from</text:span><text:span text:style-name="T130">[?]</text:span><text:span text:style-name="T123"> my harbor!</text:span></text:p>
      <text:p text:style-name="P91"/>
      <text:p text:style-name="P92">Then I am writing to him:</text:p>
      <text:p text:style-name="P92"/>
      <text:p text:style-name="P77"><text:span text:style-name="T123">Do </text:span><text:span text:style-name="T129">[prosthetic </text:span><text:span text:style-name="T61">-i</text:span><text:span text:style-name="T129"> for imperative</text:span><text:span text:style-name="T139">?</text:span><text:span text:style-name="T129">]</text:span><text:span text:style-name="T123"> [</text:span><text:span text:style-name="T124">…</text:span><text:span text:style-name="T131">] </text:span><text:span text:style-name="T132">where [</text:span><text:span text:style-name="T124">…</text:span><text:span text:style-name="T132">] [to</text:span><text:span text:style-name="T124">…</text:span><text:span text:style-name="T132">] I[?] am goi[ng].</text:span></text:p>
      <text:p text:style-name="P93"/>
      <text:p text:style-name="P78"><text:span text:style-name="T115">(</text:span><text:span text:style-name="T112">1.36)</text:span><text:span text:style-name="T123"> [</text:span><text:span text:style-name="T124">…</text:span><text:span text:style-name="T123">] do [</text:span><text:span text:style-name="T124">…</text:span><text:span text:style-name="T123">] </text:span><text:span text:style-name="T133">will </text:span><text:span text:style-name="T135">I be</text:span><text:span text:style-name="T133"> row</text:span><text:span text:style-name="T135">ed</text:span><text:span text:style-name="T133"> [L I.382]</text:span><text:span text:style-name="T134">.</text:span></text:p>
      <text:p text:style-name="P94"/>
      <text:p text:style-name="P79"><text:span text:style-name="T134">C</text:span><text:span text:style-name="T123">ause [L I.26] that </text:span><text:span text:style-name="T135">I be</text:span><text:span text:style-name="T123"> take</text:span><text:span text:style-name="T135">n</text:span><text:span text:style-name="T123"> [L II.224] </text:span><text:span text:style-name="T114">(1.37)</text:span><text:span text:style-name="T138"> </text:span><text:span text:style-name="T143">t</text:span><text:span text:style-name="T136">o</text:span><text:span text:style-name="T137"> </text:span><text:span text:style-name="T136">Eg</text:span><text:span text:style-name="T137">[</text:span><text:span text:style-name="T136">ypt, </text:span><text:span text:style-name="T147">already</text:span><text:span text:style-name="T136">!</text:span><text:span text:style-name="T137">] </text:span><text:span text:style-name="T147">[L, I.68]</text:span></text:p>
      <text:p text:style-name="P95"/>
      <text:p text:style-name="P80"><text:span text:style-name="T136">T</text:span><text:span text:style-name="T123">hen I am spending 29 days in his harbor</text:span><text:span text:style-name="T139">,</text:span></text:p>
      <text:p text:style-name="P96"/>
      <text:p text:style-name="P81"><text:span text:style-name="T123">in which he spends [</text:span><text:span text:style-name="T129">prosthetic </text:span><text:span text:style-name="T61">-i</text:span><text:span text:style-name="T129"> </text:span><text:span text:style-name="T123">for relative] [the] time</text:span><text:span text:style-name="T140"> in writing to me, daily, saying:</text:span></text:p>
      <text:p text:style-name="P97"/>
      <text:p text:style-name="P82"><text:span text:style-name="T140">B</text:span><text:span text:style-name="T123">anish </text:span><text:span text:style-name="T112">(1.38)</text:span><text:span text:style-name="T123"> yourself from my harbor!</text:span></text:p>
      <text:p text:style-name="P98"/>
      <text:p text:style-name="P82"><text:span text:style-name="T123">Then</text:span><text:span text:style-name="T141">[?] he is making offerings </text:span><text:span text:style-name="T142">[to]</text:span><text:span text:style-name="T141"> his gods.</text:span></text:p>
      <text:p text:style-name="P99"/>
      <text:p text:style-name="P83"><text:span text:style-name="T141">T</text:span><text:span text:style-name="T123">hen the god was taking a grown youth [from] among his </text:span><text:span text:style-name="T116">(1.39)</text:span><text:span text:style-name="T143"> </text:span><text:span text:style-name="T123">grown youths</text:span><text:span text:style-name="T143">.</text:span></text:p>
      <text:p text:style-name="P100"/>
      <text:p text:style-name="P84"><text:span text:style-name="T123">Then</text:span><text:span text:style-name="T144"> he was working himself </text:span><text:span text:style-name="T145">[</text:span><text:span text:style-name="T144">into</text:span><text:span text:style-name="T145">]</text:span><text:span text:style-name="T144"> </text:span><text:span text:style-name="T146">trances.</text:span></text:p>
      <text:p text:style-name="P101"/>
      <text:p text:style-name="P85"><text:span text:style-name="T145">T</text:span><text:span text:style-name="T123">hen he was saying to him:</text:span></text:p>
      <text:p text:style-name="P102"/>
      <text:p text:style-name="P102">Bring up the god!</text:p>
      <text:p text:style-name="P102"/>
      <text:p text:style-name="P103">Bring up the messenger who is overseeing [“upon”] it,</text:p>
      <text:p text:style-name="P104"/>
      <text:p text:style-name="P104"/>
      <text:p text:style-name="P29"><text:span text:style-name="T149">6</text:span><text:span text:style-name="T108">/1</text:span><text:span text:style-name="T149">5</text:span><text:span text:style-name="T108">/2</text:span><text:span text:style-name="T150">5</text:span></text:p>
      <text:p text:style-name="P106"/>
      <text:p text:style-name="P107"/>
      <text:p text:style-name="P60"><text:span text:style-name="T213">(1.40) n </text:span><text:span text:style-name="T214">Imn i-wD sw</text:span></text:p>
      <text:p text:style-name="P60"/>
      <text:p text:style-name="P61">mntf i-di <text:span text:style-name="T216">iw=f</text:span></text:p>
      <text:p text:style-name="P61"/>
      <text:p text:style-name="P62">iw i-iri pA xAw <text:span text:style-name="T217">xAw m pAy grH</text:span></text:p>
      <text:p text:style-name="P62"/>
      <text:p text:style-name="P63">iw gm.- (1.41) -.i wa <text:span text:style-name="T218">br.t</text:span></text:p>
      <text:p text:style-name="P63"/>
      <text:p text:style-name="P64"><text:soft-page-break/>iw <text:span text:style-name="T219">Hr=s r Km.t</text:span></text:p>
      <text:p text:style-name="P64"/>
      <text:p text:style-name="P66">iw Atp=i <text:span text:style-name="T221">pAy=i</text:span><text:span text:style-name="T220"> ink nb r </text:span><text:span text:style-name="T222">s.</text:span><text:span text:style-name="T223">t</text:span></text:p>
      <text:p text:style-name="P65"/>
      <text:p text:style-name="P67">iw i-ir<text:span text:style-name="T235">=</text:span>i nw <text:span text:style-name="T224">(1.42) </text:span>r pA kkw <text:span text:style-name="T238">r-Dd</text:span></text:p>
      <text:p text:style-name="P67"/>
      <text:p text:style-name="P67"><text:span text:style-name="T238">hA</text:span><text:span text:style-name="T240">y</text:span><text:span text:style-name="T238">=f </text:span><text:span text:style-name="T242">Atp</text:span><text:span text:style-name="T245">=i</text:span><text:span text:style-name="T242"> pA ntr r tm </text:span><text:span text:style-name="T243">di.t ptr sw k.t i-ir.t</text:span></text:p>
      <text:p text:style-name="P67"/>
      <text:p text:style-name="P10"/>
      <text:p text:style-name="P111"><text:span text:style-name="T30">(1.40)</text:span><text:span text:style-name="T213"> </text:span><text:span text:style-name="T214">on behalf of [L I.223?] Amun that sent </text:span><text:span text:style-name="T215">for </text:span><text:span text:style-name="T214">[prosthetic </text:span><text:span text:style-name="T70">-i</text:span><text:span text:style-name="T214"> for relative] him.</text:span></text:p>
      <text:p text:style-name="P111"/>
      <text:p text:style-name="P112">He was the one who caused <text:span text:style-name="T214">[prosthetic </text:span><text:span text:style-name="T70">-i</text:span><text:span text:style-name="T214"> for relative] </text:span><text:span text:style-name="T225">that he comes,</text:span></text:p>
      <text:p text:style-name="P112"/>
      <text:p text:style-name="P113"><text:span text:style-name="T230">Then </text:span><text:span text:style-name="T234">it was</text:span><text:span text:style-name="T230"> </text:span><text:span text:style-name="T231">during</text:span><text:span text:style-name="T228"> the night that the one who does trances [</text:span><text:span text:style-name="T214">prosthetic </text:span><text:span text:style-name="T70">-i</text:span><text:span text:style-name="T214"> </text:span><text:span text:style-name="T229">for second tense?</text:span><text:span text:style-name="T228">]</text:span><text:span text:style-name="T226"> </text:span><text:span text:style-name="T227">was </text:span><text:span text:style-name="T228">entranced.</text:span></text:p>
      <text:p text:style-name="P114"/>
      <text:p text:style-name="P114"><text:span text:style-name="T234">that </text:span>I fou- <text:span text:style-name="T27">(1.41)</text:span> -nd a boat</text:p>
      <text:p text:style-name="P114"/>
      <text:p text:style-name="P114"><text:span text:style-name="T233">which</text:span> faced [“while its face was”] toward Egypt,</text:p>
      <text:p text:style-name="P114"/>
      <text:p text:style-name="P115"><text:span text:style-name="T241">[</text:span><text:span text:style-name="T233">on</text:span><text:span text:style-name="T241">to]</text:span><text:span text:style-name="T233"> which</text:span> I <text:span text:style-name="T232">loaded </text:span><text:span text:style-name="T233">all </text:span><text:span text:style-name="T232">my own [L I.36].</text:span></text:p>
      <text:p text:style-name="P115"/>
      <text:p text:style-name="P116">[and in] which I spent looking <text:span text:style-name="T236">[L I.223] </text:span><text:span text:style-name="T31">(1.42)</text:span><text:span text:style-name="T236"> </text:span><text:span text:style-name="T237">toward the darkness, </text:span><text:span text:style-name="T239">saying:</text:span></text:p>
      <text:p text:style-name="P116"/>
      <text:p text:style-name="P117">Lower him, <text:span text:style-name="T245">my cargo, the god, </text:span><text:span text:style-name="T246">to cause that no other eye see </text:span><text:span text:style-name="T247">[L I.159]</text:span><text:span text:style-name="T246"> him.</text:span></text:p>
      <text:p text:style-name="P111"/>
      <text:p text:style-name="P107"/>
      <text:p text:style-name="P30">6/29/2<text:span text:style-name="T244">5</text:span></text:p>
      <text:p text:style-name="P108"/>
      <text:p text:style-name="P69"/>
      <text:p text:style-name="P69">iw pA (1.43) <text:span text:style-name="T248">(</text:span>i<text:span text:style-name="T248">)</text:span>m<text:span text:style-name="T248">(</text:span>y<text:span text:style-name="T248">)</text:span>-r mr <text:span text:style-name="T249">(Hr) iy.t n=</text:span><text:span text:style-name="T22">i </text:span><text:span text:style-name="T23">r-Dd</text:span></text:p>
      <text:p text:style-name="P119"/>
      <text:p text:style-name="P110"><text:span text:style-name="T46">s</text:span><text:span text:style-name="T45">mn tw </text:span><text:span text:style-name="T49">(</text:span><text:span text:style-name="T48">r</text:span><text:span text:style-name="T49">)</text:span><text:span text:style-name="T48">-</text:span><text:span text:style-name="T47">SAa-</text:span><text:span text:style-name="T49">(</text:span><text:span text:style-name="T48">r</text:span><text:span text:style-name="T49">)</text:span><text:span text:style-name="T48"> dwAw</text:span></text:p>
      <text:p text:style-name="P120"/>
      <text:p text:style-name="P124">xr=f n pA wr</text:p>
      <text:p text:style-name="P124"/>
      <text:p text:style-name="P125">iw=i <text:span text:style-name="T253">(Hr) </text:span>Dd.n=f</text:p>
      <text:p text:style-name="P125"/>
      <text:p text:style-name="P126"><text:span text:style-name="T254">i</text:span>n mntk pA nty <text:span text:style-name="T255">i- </text:span>(1.44) -<text:span text:style-name="T252">ir</text:span><text:span text:style-name="T255">i</text:span><text:span text:style-name="T252">=f </text:span><text:span text:style-name="T256">nw </text:span><text:span text:style-name="T257">(Hr) </text:span><text:span text:style-name="T256">iy.t n=i m-mn.t </text:span><text:span text:style-name="T260">r-Dd</text:span></text:p>
      <text:p text:style-name="P126"/>
      <text:p text:style-name="P126"><text:span text:style-name="T260">i-rwi.tw=k (m) tAy=i mry.t</text:span></text:p>
      <text:p text:style-name="P127"/>
      <text:p text:style-name="P128">in i-ir=k Dd smn tw m pA <text:span text:style-name="T267">[</text:span>grH<text:span text:style-name="T267">]</text:span></text:p>
      <text:p text:style-name="P128"/>
      <text:p text:style-name="P129">(1.45) rdi.t wDi tA <text:span text:style-name="T264">br.t gmi=i</text:span></text:p>
      <text:p text:style-name="P129"/>
      <text:p text:style-name="P130">mtw=k iy.t Dd i-Hn n=k an</text:p>
      <text:p text:style-name="P123"/>
      <text:p text:style-name="P109"/>
      <text:p text:style-name="P134">Then the <text:span text:style-name="T27">(1.43)</text:span> overseer of the harbor <text:span text:style-name="T250">came to me, saying:</text:span></text:p>
      <text:p text:style-name="P134"/>
      <text:p text:style-name="P135"><text:soft-page-break/><text:span text:style-name="T251">“Stay </text:span><text:span text:style-name="T263">[imperative] </text:span><text:span text:style-name="T251">[L II.41] [“yourself”?] </text:span>until [L, II.107] morning”,</text:p>
      <text:p text:style-name="P135"/>
      <text:p text:style-name="P136">said by the chief.</text:p>
      <text:p text:style-name="P136"/>
      <text:p text:style-name="P137">Then I am saying to him:</text:p>
      <text:p text:style-name="P137"/>
      <text:p text:style-name="P139"><text:span text:style-name="T268">[</text:span>Is it<text:span text:style-name="T268">]</text:span> <text:span text:style-name="T268">[interrogative] </text:span>you, the one wh<text:span text:style-name="T262">ich</text:span> [“he”] <text:span text:style-name="T32">(1.44)</text:span><text:span text:style-name="T262"> </text:span>is <text:span text:style-name="T259">spendi</text:span><text:span text:style-name="T258">ng </text:span><text:span text:style-name="T15">[prosthetic </text:span><text:span text:style-name="T62">-i</text:span><text:span text:style-name="T15"> for relative]</text:span><text:span text:style-name="T258"> time to come to me every day,</text:span></text:p>
      <text:p text:style-name="P138"/>
      <text:p text:style-name="P140">in order to say: “<text:span text:style-name="T261">Banish yourself from my harbor” [compare to 1.37–1.38]?</text:span></text:p>
      <text:p text:style-name="P140"/>
      <text:p text:style-name="P147">[Is it] [interrogative] that you <text:span text:style-name="T270">do</text:span> <text:span text:style-name="T15">[prosthetic </text:span><text:span text:style-name="T62">-i</text:span><text:span text:style-name="T15"> for relative] </text:span><text:span text:style-name="T269">saying: “</text:span><text:span text:style-name="T270">Stay [‘yourself’] through [“in”] the [night],</text:span></text:p>
      <text:p text:style-name="P146"/>
      <text:p text:style-name="P148">(1.45) <text:span text:style-name="T271">to cause to commandeer the boat that I found </text:span><text:span text:style-name="T15">[prosthetic </text:span><text:span text:style-name="T62">-i</text:span><text:span text:style-name="T15"> for relative]</text:span></text:p>
      <text:p text:style-name="P148"><text:span text:style-name="T15"/></text:p>
      <text:p text:style-name="P149"><text:span text:style-name="T15">a</text:span><text:span text:style-name="T3">nd that you come to say, “Depart </text:span><text:span text:style-name="T15">[prosthetic </text:span><text:span text:style-name="T62">-i</text:span><text:span text:style-name="T15"> for </text:span><text:span text:style-name="T3">imperative</text:span><text:span text:style-name="T15">] </text:span><text:span text:style-name="T3">[L, II.316] [‘of yourself’], </text:span><text:span text:style-name="T17">already [compare to 1.36]</text:span><text:span text:style-name="T3">”?</text:span></text:p>
      <text:p text:style-name="P140"/>
      <text:p text:style-name="P140"/>
      <text:p text:style-name="P150"><text:span text:style-name="T265">7</text:span>/<text:span text:style-name="T265">13</text:span>/2<text:span text:style-name="T244">5</text:span></text:p>
      <text:p text:style-name="P141"/>
      <text:p text:style-name="P131"/>
      <text:p text:style-name="P133">A</text:p>
      <text:p text:style-name="P121"/>
      <text:p text:style-name="P143"/>
      <text:p text:style-name="P145">A</text:p>
      <text:p text:style-name="P145"/>
      <text:p text:style-name="P145"/>
      <text:p text:style-name="P151"><text:span text:style-name="T265">7</text:span>/<text:span text:style-name="T266">27</text:span>/2<text:span text:style-name="T244">5</text:span></text:p>
      <text:p text:style-name="P142"/>
      <text:p text:style-name="P132"/>
      <text:p text:style-name="P133">A</text:p>
      <text:p text:style-name="P122"/>
      <text:p text:style-name="P144"/>
      <text:p text:style-name="P145">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ansliteration" svg:font-family="Transliteration" style:font-pitch="variable"/>
    <style:font-face style:name="Transliteration1" svg:font-family="Transliteration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officeooo:rsid="006fc487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in" fo:margin-bottom="0in" style:contextual-spacing="false" fo:line-height="100%" fo:keep-together="always" fo:keep-with-next="always"/>
      <style:text-properties style:font-name="Arial" fo:font-family="Arial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in" fo:margin-bottom="0in" style:contextual-spacing="false" fo:line-height="100%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Arial" fo:font-family="Arial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 loext:linked-style-name="Header">
      <style:text-properties style:font-name="Times New Roman1" fo:font-family="'Times New Roman'" style:font-family-generic="roman" style:font-pitch="variable" fo:font-size="12pt" style:font-size-asian="12pt"/>
    </style:style>
    <style:style style:name="Footer_20_Char" style:display-name="Footer Char" style:family="text" style:parent-style-name="Default_20_Paragraph_20_Font" loext:linked-style-name="Footer">
      <style:text-properties style:font-name="Times New Roman1" fo:font-family="'Times New Roman'" style:font-family-generic="roman" style:font-pitch="variable" fo:font-size="12pt" style:font-size-asian="12pt"/>
    </style:style>
    <style:style style:name="Heading_20_2_20_Char" style:display-name="Heading 2 Char" style:family="text" style:parent-style-name="Default_20_Paragraph_20_Font" loext:linked-style-name="Heading_20_2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5.7701in" table:align="margins" fo:background-color="transparent" style:writing-mode="lr-tb">
        <style:background-image/>
      </style:table-properties>
    </style:style>
    <style:style style:name="Table1.A" style:family="table-column">
      <style:table-column-properties style:column-width="1.9236in" style:rel-column-width="21845*"/>
    </style:style>
    <style:style style:name="Table1.1" style:family="table-row">
      <style:table-row-properties style:min-row-height="0.1861in" fo:background-color="transparent">
        <style:background-image/>
      </style:table-row-properties>
    </style:style>
    <style:style style:name="Table1.A1" style:family="table-cell">
      <style:table-cell-properties fo:padding="0in" fo:border="none"/>
    </style:style>
    <style:style style:name="MP1" style:family="paragraph" style:parent-style-name="Header">
      <style:text-properties officeooo:paragraph-rsid="00232ec2"/>
    </style:style>
    <style:style style:name="MP2" style:family="paragraph" style:parent-style-name="Header">
      <style:paragraph-properties fo:text-align="center" style:justify-single-word="false"/>
      <style:text-properties style:font-name="Arial" fo:font-size="10pt" fo:font-style="normal" fo:font-weight="normal" officeooo:rsid="0023d576" officeooo:paragraph-rsid="0023d576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P3" style:family="paragraph" style:parent-style-name="Header">
      <style:paragraph-properties fo:text-align="end" style:justify-single-word="false"/>
      <style:text-properties officeooo:paragraph-rsid="00232ec2"/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officeooo:rsid="00232ec2" style:font-size-asian="10pt" style:font-name-complex="Arial1" style:font-size-complex="10pt"/>
    </style:style>
    <style:page-layout style:name="Mpm1">
      <style:page-layout-properties fo:page-width="8.2701in" fo:page-height="11.6902in" style:num-format="1" style:print-orientation="portrait" fo:margin-top="0.5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598in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MP1"><text:span text:style-name="MT1">Minh-Tâm Trin</text:span><text:span text:style-name="MT2">h</text:span></text:p>
            </table:table-cell>
            <table:table-cell table:style-name="Table1.A1" office:value-type="string">
              <text:p text:style-name="MP2">The Story of Wenamun</text:p>
            </table:table-cell>
            <table:table-cell table:style-name="Table1.A1" office:value-type="string">
              <text:p text:style-name="MP3"><text:page-number text:select-page="current">10</text:page-number></text:p>
            </table:table-cell>
          </table:table-row>
        </table:table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rinh</meta:initial-creator>
    <meta:editing-cycles>569</meta:editing-cycles>
    <meta:print-date>2025-02-09T21:44:00</meta:print-date>
    <meta:creation-date>2025-01-12T21:03:00</meta:creation-date>
    <dc:date>2025-06-29T18:52:43.827333407</dc:date>
    <meta:editing-duration>P3DT18H24M3S</meta:editing-duration>
    <meta:generator>LibreOffice/7.3.7.2$Linux_X86_64 LibreOffice_project/30$Build-2</meta:generator>
    <meta:document-statistic meta:table-count="1" meta:image-count="0" meta:object-count="0" meta:page-count="12" meta:paragraph-count="238" meta:word-count="2106" meta:character-count="11080" meta:non-whitespace-character-count="9205"/>
    <meta:user-defined meta:name="AppVersion">16.0000</meta:user-defined>
    <meta:template xlink:type="simple" xlink:actuate="onRequest" xlink:title="Normal" xlink:href=""/>
  </office:meta>
</office:document-meta>
</file>